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Arial" svg:font-family="Arial" style:font-family-generic="roman" style:font-pitch="variable"/>
    <style:font-face style:name="Calluna-Regular1" svg:font-family="Calluna-Regular" style:font-family-generic="roman" style:font-pitch="variable"/>
    <style:font-face style:name="Calluna-Regular" svg:font-family="Calluna-Regular" style:font-adornments="Bold" style:font-family-generic="roman" style:font-pitch="variable"/>
    <style:font-face style:name="GoudyTextMTStd" svg:font-family="GoudyTextMTStd"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ore-Pandemonia" svg:font-family="Lore-Pandemonia" style:font-family-generic="roman" style:font-pitch="variable"/>
    <style:font-face style:name="Lore-Pandemonia-SC700" svg:font-family="Lore-Pandemonia-SC700" style:font-family-generic="roman" style:font-pitch="variable"/>
    <style:font-face style:name="MediciText" svg:font-family="MediciText" style:font-family-generic="roman" style:font-pitch="variable"/>
    <style:font-face style:name="NewAsterLTStd" svg:font-family="NewAsterLTStd" style:font-family-generic="roman" style:font-pitch="variable"/>
    <style:font-face style:name="NewAsterLTStd-Bold" svg:font-family="NewAsterLTStd-Bold" style:font-family-generic="roman" style:font-pitch="variable"/>
    <style:font-face style:name="NewAsterLTStd-BoldIt" svg:font-family="NewAsterLTStd-BoldIt" style:font-family-generic="roman" style:font-pitch="variable"/>
    <style:font-face style:name="NewAsterLTStd-It" svg:font-family="NewAsterLTStd-It"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1bb8f1" officeooo:paragraph-rsid="001bb8f1"/>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officeooo:paragraph-rsid="0026b6a2"/>
    </style:style>
    <style:style style:name="P4" style:family="paragraph" style:parent-style-name="Standard">
      <style:paragraph-properties fo:text-align="start" style:justify-single-word="false"/>
      <style:text-properties officeooo:paragraph-rsid="00279e18"/>
    </style:style>
    <style:style style:name="P5" style:family="paragraph" style:parent-style-name="Standard">
      <style:paragraph-properties fo:text-align="start" style:justify-single-word="false"/>
      <style:text-properties officeooo:paragraph-rsid="0029f769"/>
    </style:style>
    <style:style style:name="P6" style:family="paragraph" style:parent-style-name="Standard">
      <style:paragraph-properties fo:text-align="start" style:justify-single-word="false"/>
      <style:text-properties officeooo:paragraph-rsid="002d7606"/>
    </style:style>
    <style:style style:name="P7" style:family="paragraph" style:parent-style-name="Standard">
      <style:paragraph-properties fo:text-align="start" style:justify-single-word="false"/>
      <style:text-properties officeooo:paragraph-rsid="002f6053"/>
    </style:style>
    <style:style style:name="P8" style:family="paragraph" style:parent-style-name="Standard">
      <style:paragraph-properties fo:text-align="start" style:justify-single-word="false"/>
      <style:text-properties officeooo:paragraph-rsid="0037b8a0"/>
    </style:style>
    <style:style style:name="P9" style:family="paragraph" style:parent-style-name="Standard">
      <style:paragraph-properties fo:text-align="start" style:justify-single-word="false"/>
      <style:text-properties officeooo:paragraph-rsid="003b442f"/>
    </style:style>
    <style:style style:name="P10" style:family="paragraph" style:parent-style-name="Standard">
      <style:paragraph-properties fo:text-align="start" style:justify-single-word="false"/>
      <style:text-properties officeooo:paragraph-rsid="003ec8df"/>
    </style:style>
    <style:style style:name="P11" style:family="paragraph" style:parent-style-name="Standard">
      <style:paragraph-properties fo:text-align="start" style:justify-single-word="false"/>
      <style:text-properties officeooo:paragraph-rsid="00422fc3"/>
    </style:style>
    <style:style style:name="P12" style:family="paragraph" style:parent-style-name="Standard">
      <style:paragraph-properties fo:text-align="start" style:justify-single-word="false"/>
      <style:text-properties fo:font-size="9pt" fo:font-weight="bold" officeooo:rsid="003b442f" officeooo:paragraph-rsid="003b442f" style:font-size-asian="7.84999990463257pt" style:font-weight-asian="bold" style:font-size-complex="9pt" style:font-weight-complex="bold"/>
    </style:style>
    <style:style style:name="P13" style:family="paragraph" style:parent-style-name="Standard">
      <style:text-properties fo:color="#b2b2b2" loext:opacity="100%" style:font-name="Liberation Serif" fo:font-size="9pt" fo:font-weight="bold" officeooo:rsid="0017855a" officeooo:paragraph-rsid="0041b941" style:font-size-asian="9pt" style:font-weight-asian="bold" style:font-size-complex="9pt" style:font-weight-complex="bold"/>
    </style:style>
    <style:style style:name="P14" style:family="paragraph" style:parent-style-name="Standard">
      <style:text-properties fo:color="#b2b2b2" loext:opacity="100%" style:font-name="Liberation Serif" fo:font-size="9pt" fo:font-weight="bold" officeooo:rsid="0029ae71" officeooo:paragraph-rsid="0029ae71" style:font-size-asian="9pt" style:font-weight-asian="bold" style:font-weight-complex="bold"/>
    </style:style>
    <style:style style:name="P15" style:family="paragraph" style:parent-style-name="Standard">
      <style:text-properties fo:color="#b2b2b2" loext:opacity="100%" style:font-name="Liberation Serif" fo:font-size="9pt" fo:font-style="italic" fo:font-weight="bold" officeooo:rsid="0017855a" officeooo:paragraph-rsid="0041b941" style:font-size-asian="9pt" style:font-style-asian="italic" style:font-weight-asian="bold" style:font-size-complex="9pt" style:font-style-complex="italic" style:font-weight-complex="bold"/>
    </style:style>
    <style:style style:name="P16" style:family="paragraph" style:parent-style-name="Standard">
      <style:text-properties fo:color="#b2b2b2" loext:opacity="100%" style:font-name="Liberation Serif" fo:font-size="9pt" fo:font-style="italic" fo:font-weight="bold" officeooo:rsid="0029ae71" officeooo:paragraph-rsid="0029ae71" style:font-size-asian="9pt" style:font-style-asian="italic" style:font-weight-asian="bold" style:font-style-complex="italic" style:font-weight-complex="bold"/>
    </style:style>
    <style:style style:name="P17" style:family="paragraph" style:parent-style-name="Standard">
      <style:text-properties fo:color="#b2b2b2" loext:opacity="100%" style:font-name="Liberation Serif" fo:font-size="9pt" officeooo:paragraph-rsid="0041b941" style:font-size-asian="9pt"/>
    </style:style>
    <style:style style:name="P18" style:family="paragraph" style:parent-style-name="Standard">
      <style:paragraph-properties fo:text-align="start" style:justify-single-word="false"/>
      <style:text-properties fo:color="#b2b2b2" loext:opacity="100%" style:font-name="Liberation Serif" fo:font-size="9pt" fo:font-style="normal" fo:font-weight="normal" officeooo:rsid="0029ae71" officeooo:paragraph-rsid="0029ae71" style:font-size-asian="9pt" style:font-style-asian="normal" style:font-weight-asian="normal" style:font-style-complex="normal" style:font-weight-complex="normal"/>
    </style:style>
    <style:style style:name="P19" style:family="paragraph" style:parent-style-name="Standard">
      <style:text-properties fo:color="#b2b2b2" loext:opacity="100%" style:font-name="Liberation Serif" fo:font-size="9pt" fo:font-style="normal" fo:font-weight="normal" officeooo:rsid="0029ae71" officeooo:paragraph-rsid="0029ae71" style:font-size-asian="9pt"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fo:color="#b2b2b2" loext:opacity="100%"/>
    </style:style>
    <style:style style:name="P21" style:family="paragraph" style:parent-style-name="Standard">
      <style:paragraph-properties fo:text-align="start" style:justify-single-word="false"/>
      <style:text-properties fo:color="#b2b2b2" loext:opacity="100%" officeooo:paragraph-rsid="0029ae71"/>
    </style:style>
    <style:style style:name="P22" style:family="paragraph" style:parent-style-name="Standard">
      <style:paragraph-properties fo:text-align="start" style:justify-single-word="false"/>
      <style:text-properties fo:color="#b2b2b2" loext:opacity="100%" officeooo:paragraph-rsid="002aa0cd"/>
    </style:style>
    <style:style style:name="P23" style:family="paragraph" style:parent-style-name="Standard">
      <style:paragraph-properties fo:text-align="start" style:justify-single-word="false"/>
      <style:text-properties fo:color="#b2b2b2" loext:opacity="100%" fo:font-weight="bold" officeooo:rsid="002aa0cd" officeooo:paragraph-rsid="002aa0cd" style:font-weight-asian="bold" style:font-weight-complex="bold"/>
    </style:style>
    <style:style style:name="P24" style:family="paragraph" style:parent-style-name="Standard">
      <style:paragraph-properties fo:text-align="start" style:justify-single-word="false"/>
      <style:text-properties fo:color="#b2b2b2" loext:opacity="100%" fo:font-style="italic" fo:font-weight="bold" officeooo:rsid="002aa0cd" officeooo:paragraph-rsid="002aa0cd" style:font-style-asian="italic" style:font-weight-asian="bold" style:font-style-complex="italic" style:font-weight-complex="bold"/>
    </style:style>
    <style:style style:name="P25" style:family="paragraph" style:parent-style-name="Standard">
      <style:paragraph-properties fo:text-align="start" style:justify-single-word="false"/>
      <style:text-properties fo:color="#b2b2b2" loext:opacity="100%" fo:font-style="normal" fo:font-weight="normal" officeooo:rsid="002aa0cd" officeooo:paragraph-rsid="002aa0cd"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fo:color="#b2b2b2" loext:opacity="100%" style:font-name="Liberation Serif1" fo:font-size="9pt" fo:font-style="normal" fo:font-weight="bold" officeooo:rsid="0043b65b" officeooo:paragraph-rsid="0043b65b" style:font-size-asian="9pt" style:font-style-asian="normal" style:font-weight-asian="bold" style:font-style-complex="normal" style:font-weight-complex="bold"/>
    </style:style>
    <style:style style:name="P27" style:family="paragraph" style:parent-style-name="Standard">
      <style:paragraph-properties fo:text-align="start" style:justify-single-word="false"/>
      <style:text-properties fo:color="#b2b2b2" loext:opacity="100%" style:font-name="Liberation Serif1" fo:font-size="9pt" fo:font-style="italic" fo:font-weight="bold" officeooo:rsid="0043b65b" officeooo:paragraph-rsid="0043b65b" style:font-size-asian="9pt" style:font-style-asian="italic" style:font-weight-asian="bold" style:font-style-complex="italic" style:font-weight-complex="bold"/>
    </style:style>
    <style:style style:name="P28" style:family="paragraph" style:parent-style-name="Standard">
      <style:paragraph-properties fo:text-align="start" style:justify-single-word="false"/>
      <style:text-properties fo:color="#b2b2b2" loext:opacity="100%" style:font-name="Liberation Serif1" fo:font-style="normal" fo:font-weight="normal"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color="#b2b2b2" loext:opacity="100%" style:font-name="Liberation Serif1" fo:font-style="normal" fo:font-weight="normal" officeooo:paragraph-rsid="0043b65b" style:font-style-asian="normal" style:font-weight-asian="normal" style:font-style-complex="normal" style:font-weight-complex="normal"/>
    </style:style>
    <style:style style:name="P30" style:family="paragraph" style:parent-style-name="Standard">
      <style:text-properties officeooo:paragraph-rsid="001f2a09"/>
    </style:style>
    <style:style style:name="P31" style:family="paragraph" style:parent-style-name="Standard">
      <style:text-properties style:text-line-through-style="none" style:text-line-through-type="none" style:font-name="Liberation Serif" fo:font-size="9pt" fo:font-style="normal" style:text-underline-style="none" fo:font-weight="bold" officeooo:rsid="001ab3b3" officeooo:paragraph-rsid="001f2a09" style:font-size-asian="9pt" style:font-style-asian="normal" style:font-weight-asian="bold" style:font-size-complex="9pt" style:font-style-complex="italic" style:font-weight-complex="bold"/>
    </style:style>
    <style:style style:name="P32" style:family="paragraph" style:parent-style-name="Standard">
      <style:text-properties style:text-line-through-style="none" style:text-line-through-type="none" style:font-name="Liberation Serif" fo:font-size="9pt" fo:font-style="normal" style:text-underline-style="none" fo:font-weight="bold" officeooo:rsid="001ab3b3" officeooo:paragraph-rsid="0026b6a2" style:font-size-asian="9pt" style:font-style-asian="normal" style:font-weight-asian="bold" style:font-size-complex="9pt" style:font-style-complex="italic" style:font-weight-complex="bold"/>
    </style:style>
    <style:style style:name="P33" style:family="paragraph" style:parent-style-name="Standard">
      <style:text-properties style:text-line-through-style="none" style:text-line-through-type="none" style:font-name="Liberation Serif" fo:font-size="9pt" fo:font-style="normal" style:text-underline-style="none" fo:font-weight="bold" officeooo:rsid="001ab3b3" officeooo:paragraph-rsid="00422fc3" style:font-size-asian="9pt" style:font-style-asian="normal" style:font-weight-asian="bold" style:font-size-complex="9pt" style:font-style-complex="italic" style:font-weight-complex="bold"/>
    </style:style>
    <style:style style:name="P34" style:family="paragraph" style:parent-style-name="Standard">
      <style:text-properties style:text-line-through-style="none" style:text-line-through-type="none" style:font-name="Liberation Serif" fo:font-size="9pt" fo:font-style="italic" style:text-underline-style="none" fo:font-weight="bold" officeooo:rsid="00258478" officeooo:paragraph-rsid="0026b6a2" style:font-size-asian="9pt" style:font-style-asian="italic" style:font-weight-asian="bold" style:font-size-complex="9pt" style:font-style-complex="italic" style:font-weight-complex="bold"/>
    </style:style>
    <style:style style:name="P35" style:family="paragraph" style:parent-style-name="Standard">
      <style:text-properties style:text-line-through-style="none" style:text-line-through-type="none" style:font-name="Liberation Serif" fo:font-size="9pt" fo:font-style="italic" style:text-underline-style="none" fo:font-weight="bold" officeooo:rsid="00258478" officeooo:paragraph-rsid="00258478" style:font-size-asian="9pt" style:font-style-asian="italic" style:font-weight-asian="bold" style:font-size-complex="9pt" style:font-style-complex="italic" style:font-weight-complex="bold"/>
    </style:style>
    <style:style style:name="P36" style:family="paragraph" style:parent-style-name="Standard">
      <style:text-properties style:font-name="Liberation Serif"/>
    </style:style>
    <style:style style:name="P37" style:family="paragraph" style:parent-style-name="Standard">
      <style:text-properties style:font-name="Liberation Serif" fo:font-size="9pt" fo:font-style="italic" fo:font-weight="bold" officeooo:rsid="00210313" officeooo:paragraph-rsid="00422fc3" style:font-size-asian="9pt" style:font-style-asian="italic" style:font-weight-asian="bold" style:font-style-complex="italic" style:font-weight-complex="bold"/>
    </style:style>
    <style:style style:name="P38" style:family="paragraph" style:parent-style-name="Standard">
      <style:text-properties style:font-name="Liberation Serif" fo:font-size="9pt" fo:font-style="italic" fo:font-weight="bold" officeooo:rsid="0029f769" officeooo:paragraph-rsid="0029f769" style:font-size-asian="9pt" style:font-style-asian="italic" style:font-weight-asian="bold" style:font-style-complex="italic" style:font-weight-complex="bold"/>
    </style:style>
    <style:style style:name="P39" style:family="paragraph" style:parent-style-name="Standard">
      <style:paragraph-properties fo:text-align="start" style:justify-single-word="false"/>
      <style:text-properties style:font-name="Liberation Serif" fo:font-size="9pt" fo:font-style="italic" fo:font-weight="bold" officeooo:rsid="001ab3b3" officeooo:paragraph-rsid="001b1266" style:font-size-asian="9pt" style:font-style-asian="italic" style:font-weight-asian="bold" style:font-size-complex="9pt" style:font-style-complex="italic" style:font-weight-complex="bold"/>
    </style:style>
    <style:style style:name="P40" style:family="paragraph" style:parent-style-name="Standard">
      <style:paragraph-properties fo:text-align="start" style:justify-single-word="false"/>
      <style:text-properties style:font-name="Liberation Serif" fo:font-size="9pt" fo:font-style="italic" fo:font-weight="bold" officeooo:rsid="0048d058" officeooo:paragraph-rsid="0048d058" style:font-size-asian="9pt" style:font-style-asian="italic" style:font-weight-asian="bold" style:font-size-complex="9pt" style:font-style-complex="italic" style:font-weight-complex="bold"/>
    </style:style>
    <style:style style:name="P41" style:family="paragraph" style:parent-style-name="Standard">
      <style:text-properties style:font-name="Liberation Serif" fo:font-size="9pt" fo:font-style="italic" officeooo:rsid="001ab3b3" officeooo:paragraph-rsid="001b1266" style:font-size-asian="9pt" style:font-style-asian="italic" style:font-size-complex="9pt" style:font-style-complex="italic"/>
    </style:style>
    <style:style style:name="P42" style:family="paragraph" style:parent-style-name="Standard">
      <style:paragraph-properties fo:text-align="start" style:justify-single-word="false"/>
      <style:text-properties style:font-name="Liberation Serif" fo:font-size="9pt" fo:font-weight="bold" officeooo:rsid="001bb8f1" officeooo:paragraph-rsid="002a5f64" style:font-size-asian="9pt" style:font-weight-asian="bold" style:font-size-complex="9pt" style:font-weight-complex="bold"/>
    </style:style>
    <style:style style:name="P43" style:family="paragraph" style:parent-style-name="Standard">
      <style:text-properties style:font-name="Liberation Serif" fo:font-size="9pt" fo:font-weight="bold" officeooo:rsid="0017855a" officeooo:paragraph-rsid="001b1266" style:font-size-asian="9pt" style:font-weight-asian="bold" style:font-size-complex="9pt" style:font-weight-complex="bold"/>
    </style:style>
    <style:style style:name="P44" style:family="paragraph" style:parent-style-name="Standard">
      <style:text-properties style:font-name="Liberation Serif" fo:font-size="9pt" fo:font-weight="bold" officeooo:rsid="003b2097" officeooo:paragraph-rsid="003b2097" style:font-size-asian="9pt" style:font-weight-asian="bold" style:font-size-complex="9pt" style:font-weight-complex="bold"/>
    </style:style>
    <style:style style:name="P45" style:family="paragraph" style:parent-style-name="Standard">
      <style:paragraph-properties fo:text-align="start" style:justify-single-word="false"/>
      <style:text-properties style:font-name="Liberation Serif" fo:font-size="9pt" fo:font-weight="bold" officeooo:rsid="0048d058" officeooo:paragraph-rsid="0048d058" style:font-size-asian="9pt" style:font-weight-asian="bold" style:font-size-complex="9pt" style:font-weight-complex="bold"/>
    </style:style>
    <style:style style:name="P46" style:family="paragraph" style:parent-style-name="Standard">
      <style:text-properties style:font-name="Liberation Serif" fo:font-size="9pt" officeooo:paragraph-rsid="001f2a09" style:font-size-asian="9pt"/>
    </style:style>
    <style:style style:name="P47" style:family="paragraph" style:parent-style-name="Standard">
      <style:text-properties style:font-name="Liberation Serif" fo:font-size="9pt" officeooo:rsid="00210313" officeooo:paragraph-rsid="00210313" style:font-size-asian="9pt"/>
    </style:style>
    <style:style style:name="P48" style:family="paragraph" style:parent-style-name="Standard">
      <style:paragraph-properties fo:text-align="start" style:justify-single-word="false"/>
      <style:text-properties style:font-name="Liberation Serif" fo:font-size="9pt" officeooo:rsid="00210313" officeooo:paragraph-rsid="00422fc3" style:font-size-asian="9pt"/>
    </style:style>
    <style:style style:name="P49" style:family="paragraph" style:parent-style-name="Standard">
      <style:text-properties style:font-name="Liberation Serif" fo:font-size="9pt" officeooo:rsid="00210313" officeooo:paragraph-rsid="00422fc3" style:font-size-asian="9pt"/>
    </style:style>
    <style:style style:name="P50" style:family="paragraph" style:parent-style-name="Standard">
      <style:text-properties style:font-name="Liberation Serif" fo:font-size="9pt" officeooo:rsid="0023da77" officeooo:paragraph-rsid="0023da77" style:font-size-asian="9pt"/>
    </style:style>
    <style:style style:name="P51" style:family="paragraph" style:parent-style-name="Standard">
      <style:paragraph-properties fo:text-align="start" style:justify-single-word="false"/>
      <style:text-properties style:font-name="Liberation Serif" fo:font-size="9pt" officeooo:rsid="0023da77" officeooo:paragraph-rsid="0023da77" style:font-size-asian="9pt"/>
    </style:style>
    <style:style style:name="P52" style:family="paragraph" style:parent-style-name="Standard">
      <style:paragraph-properties fo:text-align="start" style:justify-single-word="false"/>
      <style:text-properties style:font-name="Liberation Serif" fo:font-size="9pt" officeooo:rsid="0023da77" officeooo:paragraph-rsid="00422fc3" style:font-size-asian="9pt"/>
    </style:style>
    <style:style style:name="P53" style:family="paragraph" style:parent-style-name="Standard">
      <style:text-properties style:font-name="Liberation Serif" fo:font-size="9pt" officeooo:rsid="0023da77" officeooo:paragraph-rsid="00422fc3" style:font-size-asian="9pt"/>
    </style:style>
    <style:style style:name="P54" style:family="paragraph" style:parent-style-name="Standard">
      <style:paragraph-properties fo:text-align="start" style:justify-single-word="false"/>
      <style:text-properties style:font-name="Liberation Serif" fo:font-size="9pt" officeooo:paragraph-rsid="00422fc3" style:font-size-asian="9pt"/>
    </style:style>
    <style:style style:name="P55" style:family="paragraph" style:parent-style-name="Standard">
      <style:paragraph-properties fo:text-align="start" style:justify-single-word="false"/>
      <style:text-properties style:font-name="Liberation Serif" fo:font-size="9pt" officeooo:rsid="00426961" officeooo:paragraph-rsid="00426961" style:font-size-asian="9pt"/>
    </style:style>
    <style:style style:name="P56" style:family="paragraph" style:parent-style-name="Standard">
      <style:paragraph-properties fo:text-align="start" style:justify-single-word="false"/>
      <style:text-properties style:font-name="Liberation Serif" fo:font-size="9pt" fo:font-weight="normal" officeooo:rsid="00210313" officeooo:paragraph-rsid="00422fc3" style:font-size-asian="9pt" style:font-weight-asian="normal" style:font-size-complex="9pt" style:font-weight-complex="normal"/>
    </style:style>
    <style:style style:name="P57" style:family="paragraph" style:parent-style-name="Standard">
      <style:paragraph-properties fo:text-align="start" style:justify-single-word="false"/>
      <style:text-properties style:font-name="Liberation Serif" fo:font-size="9pt" fo:font-style="normal" fo:font-weight="normal" officeooo:rsid="0023da77" officeooo:paragraph-rsid="00422fc3" style:font-size-asian="9pt" style:font-style-asian="normal" style:font-weight-asian="normal" style:font-style-complex="normal" style:font-weight-complex="normal"/>
    </style:style>
    <style:style style:name="P58" style:family="paragraph" style:parent-style-name="Standard">
      <style:text-properties style:font-name="Liberation Serif" fo:font-size="9pt" fo:font-style="normal" fo:font-weight="normal" officeooo:rsid="0029ae71" officeooo:paragraph-rsid="0029ae71" style:font-size-asian="9pt" style:font-style-asian="normal" style:font-weight-asian="normal" style:font-style-complex="normal" style:font-weight-complex="normal"/>
    </style:style>
    <style:style style:name="P59" style:family="paragraph" style:parent-style-name="Standard">
      <style:paragraph-properties fo:text-align="start" style:justify-single-word="false"/>
      <style:text-properties style:font-name="Liberation Serif" fo:font-size="9pt" fo:font-style="normal" fo:font-weight="normal" officeooo:rsid="0029ae71" officeooo:paragraph-rsid="0029ae71" style:font-size-asian="9pt" style:font-style-asian="normal" style:font-weight-asian="normal" style:font-style-complex="normal" style:font-weight-complex="normal"/>
    </style:style>
    <style:style style:name="P60" style:family="paragraph" style:parent-style-name="Standard">
      <style:paragraph-properties fo:text-align="start" style:justify-single-word="false"/>
      <style:text-properties style:font-name="Liberation Serif" fo:font-size="9pt" fo:font-style="normal" fo:font-weight="normal" officeooo:rsid="002d7606" officeooo:paragraph-rsid="002d7606" style:font-size-asian="9pt" style:font-style-asian="normal" style:font-weight-asian="normal" style:font-style-complex="normal" style:font-weight-complex="normal"/>
    </style:style>
    <style:style style:name="P61" style:family="paragraph" style:parent-style-name="Standard">
      <style:text-properties style:font-name="Liberation Serif" fo:font-size="9pt" fo:font-style="normal" fo:font-weight="bold" officeooo:rsid="0029f769" officeooo:paragraph-rsid="0029f769" style:font-size-asian="9pt" style:font-style-asian="normal" style:font-weight-asian="bold" style:font-style-complex="normal" style:font-weight-complex="bold"/>
    </style:style>
    <style:style style:name="P62" style:family="paragraph" style:parent-style-name="Standard">
      <style:paragraph-properties fo:text-align="start" style:justify-single-word="false"/>
      <style:text-properties style:font-name="Liberation Serif"/>
    </style:style>
    <style:style style:name="P63" style:family="paragraph" style:parent-style-name="Standard">
      <style:paragraph-properties fo:text-align="start" style:justify-single-word="false"/>
      <style:text-properties style:font-name="Liberation Serif" officeooo:paragraph-rsid="00210313"/>
    </style:style>
    <style:style style:name="P64" style:family="paragraph" style:parent-style-name="Standard">
      <style:paragraph-properties fo:text-align="start" style:justify-single-word="false"/>
      <style:text-properties style:font-name="Liberation Serif" officeooo:paragraph-rsid="0041b941"/>
    </style:style>
    <style:style style:name="P65" style:family="paragraph" style:parent-style-name="Standard">
      <style:paragraph-properties fo:text-align="start" style:justify-single-word="false"/>
      <style:text-properties style:font-name="Liberation Serif" officeooo:paragraph-rsid="00422fc3"/>
    </style:style>
    <style:style style:name="P66" style:family="paragraph" style:parent-style-name="Standard">
      <style:paragraph-properties fo:text-align="start" style:justify-single-word="false"/>
      <style:text-properties style:font-name="Liberation Serif" fo:font-weight="bold" officeooo:rsid="002d7606" officeooo:paragraph-rsid="002d7606" style:font-weight-asian="bold" style:font-weight-complex="bold"/>
    </style:style>
    <style:style style:name="P67" style:family="paragraph" style:parent-style-name="Standard">
      <style:paragraph-properties fo:text-align="start" style:justify-single-word="false"/>
      <style:text-properties style:font-name="Liberation Serif" fo:font-weight="bold" officeooo:rsid="00312e39" officeooo:paragraph-rsid="00312e39" style:font-weight-asian="bold" style:font-weight-complex="bold"/>
    </style:style>
    <style:style style:name="P68" style:family="paragraph" style:parent-style-name="Standard">
      <style:paragraph-properties fo:text-align="start" style:justify-single-word="false"/>
      <style:text-properties style:font-name="Liberation Serif" fo:font-weight="bold" officeooo:rsid="00366d55" officeooo:paragraph-rsid="00366d55" style:font-weight-asian="bold" style:font-weight-complex="bold"/>
    </style:style>
    <style:style style:name="P69" style:family="paragraph" style:parent-style-name="Standard">
      <style:paragraph-properties fo:text-align="start" style:justify-single-word="false"/>
      <style:text-properties style:font-name="Liberation Serif" fo:font-weight="bold" officeooo:rsid="0037b8a0" officeooo:paragraph-rsid="0037b8a0" style:font-weight-asian="bold" style:font-weight-complex="bold"/>
    </style:style>
    <style:style style:name="P70" style:family="paragraph" style:parent-style-name="Standard">
      <style:paragraph-properties fo:text-align="start" style:justify-single-word="false"/>
      <style:text-properties style:font-name="Liberation Serif" fo:font-weight="bold" officeooo:rsid="0038d8a4" officeooo:paragraph-rsid="0038d8a4" style:font-weight-asian="bold" style:font-weight-complex="bold"/>
    </style:style>
    <style:style style:name="P71" style:family="paragraph" style:parent-style-name="Standard">
      <style:paragraph-properties fo:text-align="start" style:justify-single-word="false"/>
      <style:text-properties style:font-name="Liberation Serif" fo:font-style="italic" fo:font-weight="bold" officeooo:rsid="002d7606" officeooo:paragraph-rsid="002d7606" style:font-style-asian="italic" style:font-weight-asian="bold" style:font-style-complex="italic" style:font-weight-complex="bold"/>
    </style:style>
    <style:style style:name="P72" style:family="paragraph" style:parent-style-name="Standard">
      <style:paragraph-properties fo:text-align="start" style:justify-single-word="false"/>
      <style:text-properties style:font-name="Liberation Serif" fo:font-style="italic" fo:font-weight="bold" officeooo:rsid="002f6053" officeooo:paragraph-rsid="002f6053" style:font-style-asian="italic" style:font-weight-asian="bold" style:font-style-complex="italic" style:font-weight-complex="bold"/>
    </style:style>
    <style:style style:name="P73" style:family="paragraph" style:parent-style-name="Standard">
      <style:paragraph-properties fo:text-align="start" style:justify-single-word="false"/>
      <style:text-properties style:font-name="Liberation Serif" fo:font-style="italic" fo:font-weight="bold" officeooo:rsid="00366d55" officeooo:paragraph-rsid="00366d55" style:font-style-asian="italic" style:font-weight-asian="bold" style:font-style-complex="italic" style:font-weight-complex="bold"/>
    </style:style>
    <style:style style:name="P74" style:family="paragraph" style:parent-style-name="Standard">
      <style:paragraph-properties fo:text-align="start" style:justify-single-word="false"/>
      <style:text-properties style:font-name="Liberation Serif" fo:font-style="italic" fo:font-weight="bold" officeooo:rsid="0037b8a0" officeooo:paragraph-rsid="0037b8a0" style:font-style-asian="italic" style:font-weight-asian="bold" style:font-style-complex="italic" style:font-weight-complex="bold"/>
    </style:style>
    <style:style style:name="P75" style:family="paragraph" style:parent-style-name="Standard">
      <style:paragraph-properties fo:text-align="start" style:justify-single-word="false"/>
      <style:text-properties style:font-name="Liberation Serif" fo:font-style="italic" fo:font-weight="bold" officeooo:rsid="0038d8a4" officeooo:paragraph-rsid="0038d8a4" style:font-style-asian="italic" style:font-weight-asian="bold" style:font-style-complex="italic" style:font-weight-complex="bold"/>
    </style:style>
    <style:style style:name="P76" style:family="paragraph" style:parent-style-name="Standard">
      <style:paragraph-properties fo:text-align="start" style:justify-single-word="false"/>
      <style:text-properties style:font-name="Liberation Serif" fo:font-style="normal" fo:font-weight="bold" officeooo:rsid="002f6053" officeooo:paragraph-rsid="002f6053" style:font-style-asian="normal" style:font-weight-asian="bold" style:font-style-complex="normal" style:font-weight-complex="bold"/>
    </style:style>
    <style:style style:name="P77" style:family="paragraph" style:parent-style-name="Standard">
      <style:paragraph-properties fo:text-align="start" style:justify-single-word="false"/>
      <style:text-properties style:font-name="Liberation Serif" fo:font-style="normal" fo:font-weight="normal" officeooo:rsid="002d7606" officeooo:paragraph-rsid="002d7606" style:font-style-asian="normal" style:font-weight-asian="normal" style:font-style-complex="normal" style:font-weight-complex="normal"/>
    </style:style>
    <style:style style:name="P78" style:family="paragraph" style:parent-style-name="Standard">
      <style:paragraph-properties fo:text-align="start" style:justify-single-word="false"/>
      <style:text-properties style:font-name="Liberation Serif" fo:font-style="normal" fo:font-weight="normal" style:font-style-asian="normal" style:font-weight-asian="normal" style:font-style-complex="normal" style:font-weight-complex="normal"/>
    </style:style>
    <style:style style:name="P79" style:family="paragraph" style:parent-style-name="Standard">
      <style:paragraph-properties fo:text-align="start" style:justify-single-word="false"/>
      <style:text-properties style:font-name="Liberation Serif" fo:font-style="normal" fo:font-weight="normal" officeooo:paragraph-rsid="00312e39" style:font-style-asian="normal" style:font-weight-asian="normal" style:font-style-complex="normal" style:font-weight-complex="normal"/>
    </style:style>
    <style:style style:name="P80" style:family="paragraph" style:parent-style-name="Standard">
      <style:paragraph-properties fo:text-align="start" style:justify-single-word="false"/>
      <style:text-properties style:font-name="Liberation Serif" fo:font-style="normal" fo:font-weight="normal" officeooo:paragraph-rsid="0037b8a0" style:font-style-asian="normal" style:font-weight-asian="normal" style:font-style-complex="normal" style:font-weight-complex="normal"/>
    </style:style>
    <style:style style:name="P81" style:family="paragraph" style:parent-style-name="Standard">
      <style:paragraph-properties fo:text-align="start" style:justify-single-word="false"/>
      <style:text-properties style:font-name="Liberation Serif" fo:font-style="normal" fo:font-weight="normal" officeooo:rsid="00366d55" officeooo:paragraph-rsid="00366d55" style:font-style-asian="normal" style:font-weight-asian="normal" style:font-style-complex="normal" style:font-weight-complex="normal"/>
    </style:style>
    <style:style style:name="P82" style:family="paragraph" style:parent-style-name="Standard">
      <style:paragraph-properties fo:text-align="start" style:justify-single-word="false"/>
      <style:text-properties style:font-name="Liberation Serif" fo:font-style="normal" fo:font-weight="normal" officeooo:rsid="0037b8a0" officeooo:paragraph-rsid="0037b8a0" style:font-style-asian="normal" style:font-weight-asian="normal" style:font-style-complex="normal" style:font-weight-complex="normal"/>
    </style:style>
    <style:style style:name="P83" style:family="paragraph" style:parent-style-name="Standard">
      <style:paragraph-properties fo:text-align="start" style:justify-single-word="false"/>
      <style:text-properties style:font-name="Liberation Serif" fo:font-style="normal" fo:font-weight="normal" officeooo:rsid="0038dff0" officeooo:paragraph-rsid="0038dff0" style:font-style-asian="normal" style:font-weight-asian="normal" style:font-style-complex="normal" style:font-weight-complex="normal"/>
    </style:style>
    <style:style style:name="P84" style:family="paragraph" style:parent-style-name="Standard">
      <style:paragraph-properties fo:text-align="start" style:justify-single-word="false"/>
      <style:text-properties fo:font-weight="bold" officeooo:rsid="0033e461" officeooo:paragraph-rsid="0033e461" style:font-weight-asian="bold" style:font-weight-complex="bold"/>
    </style:style>
    <style:style style:name="P85" style:family="paragraph" style:parent-style-name="Standard">
      <style:paragraph-properties fo:text-align="start" style:justify-single-word="false"/>
      <style:text-properties fo:font-style="italic" fo:font-weight="bold" officeooo:paragraph-rsid="00312e39" style:font-style-asian="italic" style:font-weight-asian="bold" style:font-style-complex="italic" style:font-weight-complex="bold"/>
    </style:style>
    <style:style style:name="P86" style:family="paragraph" style:parent-style-name="Standard">
      <style:paragraph-properties fo:text-align="start" style:justify-single-word="false"/>
      <style:text-properties fo:font-style="italic" fo:font-weight="bold" officeooo:rsid="0033e461" officeooo:paragraph-rsid="0033e461" style:font-style-asian="italic" style:font-weight-asian="bold" style:font-style-complex="italic" style:font-weight-complex="bold"/>
    </style:style>
    <style:style style:name="P87"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88" style:family="paragraph" style:parent-style-name="Standard">
      <style:paragraph-properties fo:text-align="start" style:justify-single-word="false"/>
      <style:text-properties fo:font-style="normal" fo:font-weight="normal" officeooo:paragraph-rsid="0038d8a4" style:font-style-asian="normal" style:font-weight-asian="normal" style:font-style-complex="normal" style:font-weight-complex="normal"/>
    </style:style>
    <style:style style:name="P89" style:family="paragraph" style:parent-style-name="Standard">
      <style:paragraph-properties fo:text-align="start" style:justify-single-word="false"/>
      <style:text-properties fo:font-style="normal" fo:font-weight="normal" officeooo:paragraph-rsid="0038dff0" style:font-style-asian="normal" style:font-weight-asian="normal" style:font-style-complex="normal" style:font-weight-complex="normal"/>
    </style:style>
    <style:style style:name="P90" style:family="paragraph" style:parent-style-name="Standard">
      <style:paragraph-properties fo:text-align="start" style:justify-single-word="false"/>
      <style:text-properties fo:font-style="normal" fo:font-weight="normal" officeooo:paragraph-rsid="0039aadb" style:font-style-asian="normal" style:font-weight-asian="normal" style:font-style-complex="normal" style:font-weight-complex="normal"/>
    </style:style>
    <style:style style:name="P91" style:family="paragraph" style:parent-style-name="Standard">
      <style:paragraph-properties fo:text-align="start" style:justify-single-word="false"/>
      <style:text-properties fo:font-weight="normal" style:font-weight-asian="normal" style:font-weight-complex="normal"/>
    </style:style>
    <style:style style:name="P92" style:family="paragraph" style:parent-style-name="Standard">
      <style:paragraph-properties fo:text-align="start" style:justify-single-word="false"/>
      <style:text-properties fo:font-weight="normal" officeooo:paragraph-rsid="0033e461" style:font-weight-asian="normal" style:font-weight-complex="normal"/>
    </style:style>
    <style:style style:name="P93" style:family="paragraph" style:parent-style-name="Standard">
      <style:paragraph-properties fo:text-align="start" style:justify-single-word="false"/>
      <style:text-properties style:font-name="Liberation Serif1" fo:font-weight="bold" officeooo:rsid="0038d8a4" officeooo:paragraph-rsid="0038dff0" style:font-weight-asian="bold" style:font-weight-complex="bold"/>
    </style:style>
    <style:style style:name="P94" style:family="paragraph" style:parent-style-name="Standard">
      <style:paragraph-properties fo:text-align="start" style:justify-single-word="false"/>
      <style:text-properties style:font-name="Liberation Serif1" fo:font-style="italic" fo:font-weight="bold" officeooo:rsid="0038d8a4" officeooo:paragraph-rsid="0038dff0" style:font-style-asian="italic" style:font-weight-asian="bold" style:font-style-complex="italic" style:font-weight-complex="bold"/>
    </style:style>
    <style:style style:name="P95" style:family="paragraph" style:parent-style-name="Standard">
      <style:paragraph-properties fo:text-align="start" style:justify-single-word="false"/>
      <style:text-properties style:font-name="Liberation Serif1" fo:font-style="italic" fo:font-weight="bold" officeooo:rsid="0039aadb" officeooo:paragraph-rsid="0039aadb" style:font-style-asian="italic" style:font-weight-asian="bold" style:font-style-complex="italic" style:font-weight-complex="bold"/>
    </style:style>
    <style:style style:name="P96" style:family="paragraph" style:parent-style-name="Standard">
      <style:paragraph-properties fo:text-align="start" style:justify-single-word="false"/>
      <style:text-properties style:font-name="Liberation Serif1" fo:font-style="italic" fo:font-weight="bold" officeooo:rsid="004a1efe" officeooo:paragraph-rsid="004a1efe" style:font-style-asian="italic" style:font-weight-asian="bold" style:font-style-complex="italic" style:font-weight-complex="bold"/>
    </style:style>
    <style:style style:name="P97" style:family="paragraph" style:parent-style-name="Standard">
      <style:paragraph-properties fo:text-align="start" style:justify-single-word="false"/>
      <style:text-properties style:font-name="Liberation Serif1" fo:font-style="normal" fo:font-weight="bold" officeooo:rsid="0039aadb" officeooo:paragraph-rsid="0039aadb" style:font-style-asian="normal" style:font-weight-asian="bold" style:font-style-complex="normal" style:font-weight-complex="bold"/>
    </style:style>
    <style:style style:name="P98" style:family="paragraph" style:parent-style-name="Standard">
      <style:paragraph-properties fo:text-align="start" style:justify-single-word="false"/>
      <style:text-properties style:font-name="Liberation Serif1" fo:font-style="normal" fo:font-weight="bold" officeooo:rsid="004a1efe" officeooo:paragraph-rsid="004a1efe" style:font-style-asian="normal" style:font-weight-asian="bold" style:font-style-complex="normal" style:font-weight-complex="bold"/>
    </style:style>
    <style:style style:name="P99" style:family="paragraph" style:parent-style-name="Standard">
      <style:paragraph-properties fo:text-align="start" style:justify-single-word="false"/>
      <style:text-properties style:font-name="Liberation Serif1" fo:font-style="normal" fo:font-weight="bold" officeooo:rsid="001bb8f1" officeooo:paragraph-rsid="0047b005" style:font-style-asian="normal" style:font-weight-asian="bold" style:font-style-complex="normal" style:font-weight-complex="bold"/>
    </style:style>
    <style:style style:name="P100" style:family="paragraph" style:parent-style-name="Standard">
      <style:paragraph-properties fo:text-align="start" style:justify-single-word="false"/>
      <style:text-properties style:font-name="Liberation Serif1" fo:font-style="normal" fo:font-weight="normal" officeooo:rsid="0038dff0" style:font-style-asian="normal" style:font-weight-asian="normal" style:font-style-complex="normal" style:font-weight-complex="normal"/>
    </style:style>
    <style:style style:name="P101" style:family="paragraph" style:parent-style-name="Standard">
      <style:paragraph-properties fo:text-align="start" style:justify-single-word="false"/>
      <style:text-properties style:font-name="Liberation Serif1" fo:font-style="normal" fo:font-weight="normal" officeooo:rsid="0038dff0" officeooo:paragraph-rsid="0038dff0" style:font-style-asian="normal" style:font-weight-asian="normal" style:font-style-complex="normal" style:font-weight-complex="normal"/>
    </style:style>
    <style:style style:name="P102" style:family="paragraph" style:parent-style-name="Standard">
      <style:paragraph-properties fo:text-align="start" style:justify-single-word="false"/>
      <style:text-properties style:font-name="Liberation Serif1" fo:font-style="normal" fo:font-weight="normal" style:font-style-asian="normal" style:font-weight-asian="normal" style:font-style-complex="normal" style:font-weight-complex="normal"/>
    </style:style>
    <style:style style:name="P103" style:family="paragraph" style:parent-style-name="Standard">
      <style:paragraph-properties fo:text-align="start" style:justify-single-word="false"/>
      <style:text-properties style:font-name="Liberation Serif1" fo:font-style="normal" fo:font-weight="normal" officeooo:paragraph-rsid="004a1efe" style:font-style-asian="normal" style:font-weight-asian="normal" style:font-style-complex="normal" style:font-weight-complex="normal"/>
    </style:style>
    <style:style style:name="P104" style:family="paragraph" style:parent-style-name="Standard">
      <style:paragraph-properties fo:text-align="start" style:justify-single-word="false"/>
      <style:text-properties style:font-name="Liberation Serif1" fo:font-size="9pt" fo:font-weight="normal" officeooo:rsid="00426961" officeooo:paragraph-rsid="00426961" style:font-size-asian="9pt" style:font-weight-asian="normal" style:font-weight-complex="normal"/>
    </style:style>
    <style:style style:name="P105" style:family="paragraph" style:parent-style-name="Standard">
      <style:paragraph-properties fo:text-align="start" style:justify-single-word="false"/>
      <style:text-properties style:font-name="Liberation Serif1" fo:font-size="9pt" fo:font-weight="normal" officeooo:rsid="003b442f" officeooo:paragraph-rsid="003b442f" style:font-size-asian="7.84999990463257pt" style:font-weight-asian="normal" style:font-size-complex="9pt" style:font-weight-complex="normal"/>
    </style:style>
    <style:style style:name="P106" style:family="paragraph" style:parent-style-name="Standard">
      <style:paragraph-properties fo:text-align="start" style:justify-single-word="false"/>
      <style:text-properties style:font-name="Liberation Serif1" fo:font-size="9pt" officeooo:rsid="0023da77" officeooo:paragraph-rsid="0023da77" style:font-size-asian="9pt"/>
    </style:style>
    <style:style style:name="P107" style:family="paragraph" style:parent-style-name="Standard">
      <style:paragraph-properties fo:text-align="start" style:justify-single-word="false"/>
      <style:text-properties style:font-name="Liberation Serif1" fo:font-size="9pt" officeooo:rsid="00426961" officeooo:paragraph-rsid="00426961" style:font-size-asian="9pt"/>
    </style:style>
    <style:style style:name="P108" style:family="paragraph" style:parent-style-name="Standard">
      <style:paragraph-properties fo:text-align="start" style:justify-single-word="false"/>
      <style:text-properties style:font-name="Liberation Serif1" fo:font-size="9pt" fo:font-style="italic" fo:font-weight="bold" officeooo:rsid="004a1a46" officeooo:paragraph-rsid="004a1a46" style:font-size-asian="9pt" style:font-style-asian="italic" style:font-weight-asian="bold" style:font-size-complex="9pt" style:font-style-complex="italic" style:font-weight-complex="bold"/>
    </style:style>
    <style:style style:name="P109" style:family="paragraph" style:parent-style-name="Standard">
      <style:paragraph-properties fo:text-align="start" style:justify-single-word="false"/>
      <style:text-properties style:font-name="Liberation Serif1" fo:font-size="9pt" fo:font-style="normal" fo:font-weight="normal" officeooo:rsid="0023da77" officeooo:paragraph-rsid="00422fc3" style:font-size-asian="9pt" style:font-style-asian="normal" style:font-weight-asian="normal" style:font-size-complex="9pt" style:font-style-complex="normal" style:font-weight-complex="normal"/>
    </style:style>
    <style:style style:name="P110" style:family="paragraph" style:parent-style-name="Standard">
      <style:paragraph-properties fo:text-align="start" style:justify-single-word="false"/>
      <style:text-properties style:font-name="Liberation Serif1" fo:font-size="9pt" fo:font-style="normal" fo:font-weight="normal" officeooo:rsid="0048d058" officeooo:paragraph-rsid="0048d058" style:font-size-asian="9pt" style:font-style-asian="normal" style:font-weight-asian="normal" style:font-size-complex="9pt" style:font-style-complex="normal" style:font-weight-complex="normal"/>
    </style:style>
    <style:style style:name="P111" style:family="paragraph" style:parent-style-name="Standard">
      <style:paragraph-properties fo:text-align="start" style:justify-single-word="false"/>
      <style:text-properties style:font-name="Liberation Serif1" fo:font-size="9pt" fo:font-style="normal" fo:font-weight="normal" officeooo:rsid="004a1a46" officeooo:paragraph-rsid="004a1a46" style:font-size-asian="9pt" style:font-style-asian="normal" style:font-weight-asian="normal" style:font-size-complex="9pt" style:font-style-complex="normal" style:font-weight-complex="normal"/>
    </style:style>
    <style:style style:name="P112" style:family="paragraph" style:parent-style-name="Standard">
      <style:paragraph-properties fo:text-align="start" style:justify-single-word="false"/>
      <style:text-properties style:font-name="Liberation Serif1" fo:font-size="9pt" fo:font-style="normal" fo:font-weight="bold" officeooo:rsid="004a1a46" officeooo:paragraph-rsid="004a1a46" style:font-size-asian="9pt" style:font-style-asian="normal" style:font-weight-asian="bold" style:font-size-complex="9pt" style:font-style-complex="normal" style:font-weight-complex="bold"/>
    </style:style>
    <style:style style:name="P113" style:family="paragraph" style:parent-style-name="Standard">
      <style:paragraph-properties fo:text-align="start" style:justify-single-word="false"/>
      <style:text-properties style:font-name="Liberation Serif1" fo:font-weight="normal" style:font-weight-asian="normal" style:font-weight-complex="normal"/>
    </style:style>
    <style:style style:name="P114" style:family="paragraph" style:parent-style-name="Standard">
      <style:paragraph-properties fo:text-align="start" style:justify-single-word="false"/>
      <style:text-properties style:font-name="Liberation Serif1" fo:font-weight="normal" officeooo:paragraph-rsid="003b2097" style:font-weight-asian="normal" style:font-weight-complex="normal"/>
    </style:style>
    <style:style style:name="P115" style:family="paragraph" style:parent-style-name="Standard">
      <style:paragraph-properties fo:text-align="start" style:justify-single-word="false"/>
      <style:text-properties style:font-name="Liberation Serif1" fo:font-weight="normal" officeooo:paragraph-rsid="003d9e60" style:font-weight-asian="normal" style:font-weight-complex="normal"/>
    </style:style>
    <style:style style:name="P116" style:family="paragraph" style:parent-style-name="Standard">
      <style:paragraph-properties fo:text-align="start" style:justify-single-word="false"/>
      <style:text-properties style:font-name="Liberation Serif1"/>
    </style:style>
    <style:style style:name="P117" style:family="paragraph" style:parent-style-name="Standard">
      <style:paragraph-properties fo:text-align="start" style:justify-single-word="false"/>
      <style:text-properties style:use-window-font-color="true" loext:opacity="0%" style:font-name="Liberation Serif1" fo:font-size="9pt" fo:font-weight="bold" officeooo:rsid="003d9e60" officeooo:paragraph-rsid="003d9e60" style:font-size-asian="9pt" style:font-weight-asian="bold" style:font-size-complex="9pt" style:font-weight-complex="bold"/>
    </style:style>
    <style:style style:name="P118" style:family="paragraph" style:parent-style-name="Standard">
      <style:paragraph-properties fo:text-align="start" style:justify-single-word="false"/>
      <style:text-properties style:use-window-font-color="true" loext:opacity="0%" style:font-name="Liberation Serif1" fo:font-size="9pt" fo:font-weight="bold" officeooo:rsid="003ec8df" officeooo:paragraph-rsid="003ec8df" style:font-size-asian="9pt" style:font-weight-asian="bold" style:font-size-complex="9pt" style:font-weight-complex="bold"/>
    </style:style>
    <style:style style:name="P119" style:family="paragraph" style:parent-style-name="Standard">
      <style:paragraph-properties fo:text-align="start" style:justify-single-word="false"/>
      <style:text-properties style:use-window-font-color="true" loext:opacity="0%" style:font-name="Liberation Serif1" fo:font-size="9pt" fo:font-weight="bold" style:font-size-asian="9pt" style:font-weight-asian="bold" style:font-size-complex="9pt" style:font-weight-complex="bold"/>
    </style:style>
    <style:style style:name="P120" style:family="paragraph" style:parent-style-name="Standard">
      <style:paragraph-properties fo:text-align="start" style:justify-single-word="false"/>
      <style:text-properties style:use-window-font-color="true" loext:opacity="0%" style:font-name="Liberation Serif1" fo:font-size="9pt" fo:font-weight="normal" style:font-size-asian="9pt" style:font-weight-asian="normal" style:font-size-complex="9pt" style:font-weight-complex="normal"/>
    </style:style>
    <style:style style:name="P121" style:family="paragraph" style:parent-style-name="Standard">
      <style:paragraph-properties fo:text-align="start" style:justify-single-word="false" fo:break-before="page"/>
      <style:text-properties style:font-name="Liberation Serif" fo:font-size="9pt" fo:font-weight="bold" officeooo:rsid="001bb8f1" officeooo:paragraph-rsid="002a5f64" style:font-size-asian="9pt" style:font-weight-asian="bold" style:font-size-complex="9pt" style:font-weight-complex="bold"/>
    </style:style>
    <style:style style:name="P122" style:family="paragraph" style:parent-style-name="Standard">
      <style:paragraph-properties fo:break-before="page"/>
      <style:text-properties style:font-name="Liberation Serif" fo:font-size="9pt" fo:font-weight="bold" officeooo:rsid="001bb8f1" officeooo:paragraph-rsid="001bb8f1" style:font-size-asian="9pt" style:font-weight-asian="bold" style:font-size-complex="9pt" style:font-weight-complex="bold"/>
    </style:style>
    <style:style style:name="P123" style:family="paragraph" style:parent-style-name="Standard">
      <style:paragraph-properties fo:text-align="start" style:justify-single-word="false" fo:break-before="page"/>
      <style:text-properties style:font-name="Liberation Serif1" fo:font-size="9pt" fo:font-weight="bold" officeooo:rsid="001bb8f1" officeooo:paragraph-rsid="00426961" style:font-size-asian="9pt" style:font-weight-asian="bold" style:font-size-complex="9pt" style:font-weight-complex="bold"/>
    </style:style>
    <style:style style:name="T1" style:family="text">
      <style:text-properties style:font-name="NewAsterLTStd"/>
    </style:style>
    <style:style style:name="T2" style:family="text">
      <style:text-properties style:font-name="NewAsterLTStd" fo:font-size="9pt" style:font-size-asian="9pt"/>
    </style:style>
    <style:style style:name="T3" style:family="text">
      <style:text-properties style:font-name="NewAsterLTStd" fo:font-size="9pt" officeooo:rsid="0029ae71" style:font-size-asian="9pt"/>
    </style:style>
    <style:style style:name="T4" style:family="text">
      <style:text-properties style:font-name="NewAsterLTStd" fo:font-size="9pt" officeooo:rsid="0029f769" style:font-size-asian="9pt"/>
    </style:style>
    <style:style style:name="T5" style:family="text">
      <style:text-properties style:font-name="NewAsterLTStd" fo:font-size="9pt" officeooo:rsid="002aa0cd" style:font-size-asian="9pt"/>
    </style:style>
    <style:style style:name="T6" style:family="text">
      <style:text-properties style:font-name="NewAsterLTStd" fo:font-size="9pt" officeooo:rsid="002d7606" style:font-size-asian="9pt"/>
    </style:style>
    <style:style style:name="T7" style:family="text">
      <style:text-properties style:font-name="NewAsterLTStd" fo:font-size="9pt" officeooo:rsid="002f6053" style:font-size-asian="9pt"/>
    </style:style>
    <style:style style:name="T8" style:family="text">
      <style:text-properties style:font-name="NewAsterLTStd" fo:font-size="9pt" officeooo:rsid="0033e461" style:font-size-asian="9pt"/>
    </style:style>
    <style:style style:name="T9" style:family="text">
      <style:text-properties style:font-name="NewAsterLTStd" fo:font-size="9pt" officeooo:rsid="00366d55" style:font-size-asian="9pt"/>
    </style:style>
    <style:style style:name="T10" style:family="text">
      <style:text-properties style:font-name="NewAsterLTStd" fo:font-size="9pt" officeooo:rsid="0037b8a0" style:font-size-asian="9pt"/>
    </style:style>
    <style:style style:name="T11" style:family="text">
      <style:text-properties style:font-name="NewAsterLTStd" fo:font-size="9pt" officeooo:rsid="0038ab70" style:font-size-asian="9pt"/>
    </style:style>
    <style:style style:name="T12" style:family="text">
      <style:text-properties style:font-name="NewAsterLTStd" fo:font-size="9pt" officeooo:rsid="0038d8a4" style:font-size-asian="9pt"/>
    </style:style>
    <style:style style:name="T13" style:family="text">
      <style:text-properties style:font-name="NewAsterLTStd" fo:font-size="9pt" officeooo:rsid="0038d9cb" style:font-size-asian="9pt"/>
    </style:style>
    <style:style style:name="T14" style:family="text">
      <style:text-properties style:font-name="NewAsterLTStd" fo:font-size="9pt" officeooo:rsid="0038dff0" style:font-size-asian="9pt"/>
    </style:style>
    <style:style style:name="T15" style:family="text">
      <style:text-properties style:font-name="NewAsterLTStd" fo:font-size="9pt" officeooo:rsid="0039aadb" style:font-size-asian="9pt"/>
    </style:style>
    <style:style style:name="T16" style:family="text">
      <style:text-properties style:font-name="NewAsterLTStd" fo:font-size="9pt" officeooo:rsid="0043b65b" style:font-size-asian="9pt"/>
    </style:style>
    <style:style style:name="T17" style:family="text">
      <style:text-properties style:font-name="NewAsterLTStd" fo:font-size="9pt" fo:font-style="normal" fo:font-weight="normal" style:font-size-asian="9pt" style:font-style-asian="normal" style:font-weight-asian="normal" style:font-style-complex="normal" style:font-weight-complex="normal"/>
    </style:style>
    <style:style style:name="T18" style:family="text">
      <style:text-properties style:font-name="NewAsterLTStd" fo:font-size="9pt" fo:font-style="normal" fo:font-weight="normal" officeooo:rsid="0029f769" style:font-size-asian="9pt" style:font-style-asian="normal" style:font-weight-asian="normal" style:font-style-complex="normal" style:font-weight-complex="normal"/>
    </style:style>
    <style:style style:name="T19" style:family="text">
      <style:text-properties style:font-name="NewAsterLTStd" fo:font-size="9pt" fo:font-style="normal" fo:font-weight="normal" officeooo:rsid="002aa0cd" style:font-size-asian="9pt" style:font-style-asian="normal" style:font-weight-asian="normal" style:font-style-complex="normal" style:font-weight-complex="normal"/>
    </style:style>
    <style:style style:name="T20" style:family="text">
      <style:text-properties style:font-name="NewAsterLTStd" fo:font-size="9pt" fo:font-style="normal" fo:font-weight="normal" officeooo:rsid="002d7606" style:font-size-asian="9pt" style:font-style-asian="normal" style:font-weight-asian="normal" style:font-style-complex="normal" style:font-weight-complex="normal"/>
    </style:style>
    <style:style style:name="T21" style:family="text">
      <style:text-properties style:font-name="NewAsterLTStd" fo:font-size="9pt" fo:font-style="normal" fo:font-weight="normal" officeooo:rsid="002f6053" style:font-size-asian="9pt" style:font-style-asian="normal" style:font-weight-asian="normal" style:font-style-complex="normal" style:font-weight-complex="normal"/>
    </style:style>
    <style:style style:name="T22" style:family="text">
      <style:text-properties style:font-name="NewAsterLTStd" fo:font-size="9pt" fo:font-style="normal" fo:font-weight="normal" officeooo:rsid="00366d55" style:font-size-asian="9pt" style:font-style-asian="normal" style:font-weight-asian="normal" style:font-style-complex="normal" style:font-weight-complex="normal"/>
    </style:style>
    <style:style style:name="T23" style:family="text">
      <style:text-properties style:font-name="NewAsterLTStd" fo:font-size="9pt" fo:font-style="normal" fo:font-weight="normal" officeooo:rsid="0037b8a0" style:font-size-asian="9pt" style:font-style-asian="normal" style:font-weight-asian="normal" style:font-style-complex="normal" style:font-weight-complex="normal"/>
    </style:style>
    <style:style style:name="T24" style:family="text">
      <style:text-properties style:font-name="NewAsterLTStd" fo:font-size="9pt" fo:font-style="normal" fo:font-weight="normal" officeooo:rsid="0038ab70" style:font-size-asian="9pt" style:font-style-asian="normal" style:font-weight-asian="normal" style:font-style-complex="normal" style:font-weight-complex="normal"/>
    </style:style>
    <style:style style:name="T25" style:family="text">
      <style:text-properties style:font-name="NewAsterLTStd" fo:font-size="9pt" fo:font-style="normal" fo:font-weight="normal" officeooo:rsid="0038d8a4" style:font-size-asian="9pt" style:font-style-asian="normal" style:font-weight-asian="normal" style:font-style-complex="normal" style:font-weight-complex="normal"/>
    </style:style>
    <style:style style:name="T26" style:family="text">
      <style:text-properties style:font-name="NewAsterLTStd" fo:font-size="9pt" fo:font-style="normal" fo:font-weight="normal" officeooo:rsid="0038d9cb" style:font-size-asian="9pt" style:font-style-asian="normal" style:font-weight-asian="normal" style:font-style-complex="normal" style:font-weight-complex="normal"/>
    </style:style>
    <style:style style:name="T27" style:family="text">
      <style:text-properties style:font-name="NewAsterLTStd" fo:font-size="9pt" fo:font-style="normal" style:font-size-asian="9pt" style:font-style-asian="normal" style:font-style-complex="normal"/>
    </style:style>
    <style:style style:name="T28" style:family="text">
      <style:text-properties style:font-name="NewAsterLTStd" fo:font-size="9pt" fo:font-style="normal" officeooo:rsid="0033e461" style:font-size-asian="9pt" style:font-style-asian="normal" style:font-style-complex="normal"/>
    </style:style>
    <style:style style:name="T29" style:family="text">
      <style:text-properties style:font-name="NewAsterLTStd" officeooo:rsid="002f6053"/>
    </style:style>
    <style:style style:name="T30" style:family="text">
      <style:text-properties style:font-name="NewAsterLTStd" officeooo:rsid="00312e39"/>
    </style:style>
    <style:style style:name="T31" style:family="text">
      <style:text-properties style:font-name="NewAsterLTStd" officeooo:rsid="00366d55"/>
    </style:style>
    <style:style style:name="T32" style:family="text">
      <style:text-properties style:font-name="NewAsterLTStd" fo:font-weight="normal" officeooo:rsid="002f6053" style:font-weight-asian="normal" style:font-weight-complex="normal"/>
    </style:style>
    <style:style style:name="T33" style:family="text">
      <style:text-properties style:font-name="NewAsterLTStd-It" fo:font-size="9pt" fo:font-style="italic" style:font-size-asian="9pt" style:font-style-asian="italic"/>
    </style:style>
    <style:style style:name="T34" style:family="text">
      <style:text-properties style:font-name="NewAsterLTStd-It" fo:font-size="9pt" fo:font-style="italic" officeooo:rsid="0029ae71" style:font-size-asian="9pt" style:font-style-asian="italic"/>
    </style:style>
    <style:style style:name="T35" style:family="text">
      <style:text-properties style:font-name="NewAsterLTStd-It" fo:font-size="9pt" fo:font-style="italic" officeooo:rsid="0038d9cb" style:font-size-asian="9pt" style:font-style-asian="italic"/>
    </style:style>
    <style:style style:name="T36" style:family="text">
      <style:text-properties style:font-name="NewAsterLTStd-It" fo:font-size="9pt" fo:font-style="italic" fo:font-weight="normal" officeooo:rsid="0037b8a0" style:font-size-asian="9pt" style:font-style-asian="italic" style:font-weight-asian="normal" style:font-style-complex="normal" style:font-weight-complex="normal"/>
    </style:style>
    <style:style style:name="T37" style:family="text">
      <style:text-properties style:font-name="NewAsterLTStd-It" fo:font-size="9pt" style:font-size-asian="9pt"/>
    </style:style>
    <style:style style:name="T38" style:family="text">
      <style:text-properties style:font-name="NewAsterLTStd-It" fo:font-size="9pt" officeooo:rsid="0038dff0" style:font-size-asian="9pt"/>
    </style:style>
    <style:style style:name="T39" style:family="text">
      <style:text-properties style:font-name="NewAsterLTStd-It" fo:font-size="9pt" officeooo:rsid="0043b65b" style:font-size-asian="9pt"/>
    </style:style>
    <style:style style:name="T40" style:family="text">
      <style:text-properties style:font-name="NewAsterLTStd-It" fo:font-style="italic" style:font-style-asian="italic"/>
    </style:style>
    <style:style style:name="T41" style:family="text">
      <style:text-properties style:text-line-through-style="none" style:text-line-through-type="none" style:text-underline-style="none"/>
    </style:style>
    <style:style style:name="T42" style:family="text">
      <style:text-properties style:text-line-through-style="none" style:text-line-through-type="none" fo:font-style="normal" style:text-underline-style="none" fo:font-weight="bold" style:font-style-asian="normal" style:font-weight-asian="bold" style:font-weight-complex="bold"/>
    </style:style>
    <style:style style:name="T43" style:family="text">
      <style:text-properties fo:language="en" fo:country="US"/>
    </style:style>
    <style:style style:name="T44" style:family="text">
      <style:text-properties fo:font-size="9pt" style:font-size-asian="9pt"/>
    </style:style>
    <style:style style:name="T45" style:family="text">
      <style:text-properties fo:font-size="9pt" officeooo:rsid="003b2097" style:font-size-asian="9pt" style:font-size-complex="9pt"/>
    </style:style>
    <style:style style:name="T46" style:family="text">
      <style:text-properties fo:font-size="9pt" officeooo:rsid="0043b65b" style:font-size-asian="9pt" style:font-size-complex="9pt"/>
    </style:style>
    <style:style style:name="T47" style:family="text">
      <style:text-properties fo:font-size="9pt" officeooo:rsid="0047b005" style:font-size-asian="9pt" style:font-size-complex="9pt"/>
    </style:style>
    <style:style style:name="T48" style:family="text">
      <style:text-properties fo:font-size="9pt" officeooo:rsid="0018a4dc" style:font-size-asian="9pt"/>
    </style:style>
    <style:style style:name="T49" style:family="text">
      <style:text-properties fo:font-size="9pt" officeooo:rsid="00210313" style:font-size-asian="9pt"/>
    </style:style>
    <style:style style:name="T50" style:family="text">
      <style:text-properties fo:font-size="9pt" officeooo:rsid="00312e39" style:font-size-asian="9pt"/>
    </style:style>
    <style:style style:name="T51" style:family="text">
      <style:text-properties fo:font-size="9pt" officeooo:rsid="0038dff0" style:font-size-asian="9pt"/>
    </style:style>
    <style:style style:name="T52" style:family="text">
      <style:text-properties fo:font-size="9pt" officeooo:rsid="003b2097" style:font-size-asian="9pt"/>
    </style:style>
    <style:style style:name="T53" style:family="text">
      <style:text-properties fo:font-size="9pt" officeooo:rsid="003d9e60" style:font-size-asian="9pt"/>
    </style:style>
    <style:style style:name="T54" style:family="text">
      <style:text-properties fo:font-size="9pt" officeooo:rsid="003ec8df" style:font-size-asian="9pt"/>
    </style:style>
    <style:style style:name="T55" style:family="text">
      <style:text-properties fo:font-size="9pt" style:font-size-asian="9pt"/>
    </style:style>
    <style:style style:name="T56" style:family="text">
      <style:text-properties fo:font-size="9pt" officeooo:rsid="003fcb74" style:font-size-asian="9pt"/>
    </style:style>
    <style:style style:name="T57" style:family="text">
      <style:text-properties fo:font-size="9pt" officeooo:rsid="0043b65b" style:font-size-asian="9pt"/>
    </style:style>
    <style:style style:name="T58" style:family="text">
      <style:text-properties fo:font-size="9pt" officeooo:rsid="00495ed5" style:font-size-asian="9pt"/>
    </style:style>
    <style:style style:name="T59" style:family="text">
      <style:text-properties fo:font-size="9pt" officeooo:rsid="004a1a46" style:font-size-asian="9pt"/>
    </style:style>
    <style:style style:name="T60" style:family="text">
      <style:text-properties fo:font-size="9pt" officeooo:rsid="004a1efe" style:font-size-asian="9pt"/>
    </style:style>
    <style:style style:name="T61" style:family="text">
      <style:text-properties fo:font-size="9pt" fo:font-style="italic" style:font-size-asian="9pt" style:font-style-asian="italic"/>
    </style:style>
    <style:style style:name="T62" style:family="text">
      <style:text-properties fo:font-size="9pt" fo:font-style="italic" fo:font-weight="normal" style:font-size-asian="9pt" style:font-style-asian="italic" style:font-weight-asian="normal" style:font-style-complex="normal" style:font-weight-complex="normal"/>
    </style:style>
    <style:style style:name="T63" style:family="text">
      <style:text-properties fo:font-size="9pt" fo:font-style="normal" style:font-size-asian="9pt" style:font-style-asian="normal" style:font-style-complex="normal"/>
    </style:style>
    <style:style style:name="T64" style:family="text">
      <style:text-properties fo:font-size="9pt" fo:font-style="normal" officeooo:rsid="002aa0cd" style:font-size-asian="9pt" style:font-style-asian="normal" style:font-style-complex="normal"/>
    </style:style>
    <style:style style:name="T65" style:family="text">
      <style:text-properties fo:font-size="9pt" fo:font-style="normal" officeooo:rsid="002f6053" style:font-size-asian="9pt" style:font-style-asian="normal" style:font-style-complex="normal"/>
    </style:style>
    <style:style style:name="T66" style:family="text">
      <style:text-properties fo:font-size="9pt" fo:font-style="normal" officeooo:rsid="0033e461" style:font-size-asian="9pt" style:font-style-asian="normal" style:font-style-complex="normal"/>
    </style:style>
    <style:style style:name="T67" style:family="text">
      <style:text-properties fo:font-size="9pt" fo:font-style="normal" officeooo:rsid="00366d55" style:font-size-asian="9pt" style:font-style-asian="normal" style:font-style-complex="normal"/>
    </style:style>
    <style:style style:name="T68" style:family="text">
      <style:text-properties fo:font-size="9pt" fo:font-style="normal" officeooo:rsid="0043b65b" style:font-size-asian="9pt" style:font-style-asian="normal" style:font-style-complex="normal"/>
    </style:style>
    <style:style style:name="T69" style:family="text">
      <style:text-properties fo:font-size="9pt" fo:font-style="normal" fo:font-weight="normal" style:font-size-asian="9pt" style:font-style-asian="normal" style:font-weight-asian="normal" style:font-style-complex="normal" style:font-weight-complex="normal"/>
    </style:style>
    <style:style style:name="T70" style:family="text">
      <style:text-properties fo:font-size="9pt" fo:font-style="normal" fo:font-weight="normal" officeooo:rsid="0029f769" style:font-size-asian="9pt" style:font-style-asian="normal" style:font-weight-asian="normal" style:font-style-complex="normal" style:font-weight-complex="normal"/>
    </style:style>
    <style:style style:name="T71" style:family="text">
      <style:text-properties fo:font-size="9pt" fo:font-weight="normal" style:font-size-asian="9pt" style:font-weight-asian="normal" style:font-weight-complex="normal"/>
    </style:style>
    <style:style style:name="T72" style:family="text">
      <style:text-properties fo:font-size="9pt" fo:font-weight="normal" officeooo:rsid="003ec8df" style:font-size-asian="9pt" style:font-weight-asian="normal" style:font-weight-complex="normal"/>
    </style:style>
    <style:style style:name="T73" style:family="text">
      <style:text-properties style:font-name="Liberation Serif" fo:font-size="9pt" style:font-size-asian="9pt"/>
    </style:style>
    <style:style style:name="T74" style:family="text">
      <style:text-properties style:font-name="Liberation Serif" fo:font-size="9pt" officeooo:rsid="001f2a09" style:font-size-asian="9pt"/>
    </style:style>
    <style:style style:name="T75" style:family="text">
      <style:text-properties style:font-name="Liberation Serif" fo:font-size="9pt" officeooo:rsid="0026b6a2" style:font-size-asian="9pt"/>
    </style:style>
    <style:style style:name="T76" style:family="text">
      <style:text-properties style:font-name="Liberation Serif" fo:font-size="9pt" officeooo:rsid="0029f769" style:font-size-asian="9pt"/>
    </style:style>
    <style:style style:name="T77" style:family="text">
      <style:text-properties style:font-name="Liberation Serif" fo:font-size="9pt" officeooo:rsid="00312e39" style:font-size-asian="9pt"/>
    </style:style>
    <style:style style:name="T78" style:family="text">
      <style:text-properties style:font-name="Liberation Serif" fo:font-size="9pt" officeooo:rsid="0038dff0" style:font-size-asian="9pt"/>
    </style:style>
    <style:style style:name="T79" style:family="text">
      <style:text-properties style:font-name="Liberation Serif" fo:font-size="9pt" style:text-underline-style="solid" style:text-underline-width="auto" style:text-underline-color="font-color" fo:font-weight="normal" style:font-size-asian="9pt" style:font-weight-asian="normal" style:font-weight-complex="normal"/>
    </style:style>
    <style:style style:name="T80" style:family="text">
      <style:text-properties style:font-name="Liberation Serif" fo:font-size="9pt" style:text-underline-style="solid" style:text-underline-width="auto" style:text-underline-color="font-color" fo:font-weight="normal" officeooo:rsid="00279e18" style:font-size-asian="9pt" style:font-weight-asian="normal" style:font-weight-complex="normal"/>
    </style:style>
    <style:style style:name="T81" style:family="text">
      <style:text-properties style:font-name="Liberation Serif" fo:font-size="9pt" fo:font-style="normal" fo:font-weight="normal" style:font-size-asian="9pt" style:font-style-asian="normal" style:font-weight-asian="normal" style:font-style-complex="normal" style:font-weight-complex="normal"/>
    </style:style>
    <style:style style:name="T82" style:family="text">
      <style:text-properties style:font-name="Liberation Serif" fo:font-size="9pt" fo:font-style="normal" fo:font-weight="normal" officeooo:rsid="0029f769" style:font-size-asian="9pt" style:font-style-asian="normal" style:font-weight-asian="normal" style:font-style-complex="normal" style:font-weight-complex="normal"/>
    </style:style>
    <style:style style:name="T83" style:family="text">
      <style:text-properties style:font-name="Liberation Serif" fo:font-size="9pt" fo:font-style="normal" fo:font-weight="normal" officeooo:rsid="002f6053" style:font-size-asian="9pt" style:font-style-asian="normal" style:font-weight-asian="normal" style:font-style-complex="normal" style:font-weight-complex="normal"/>
    </style:style>
    <style:style style:name="T84" style:family="text">
      <style:text-properties style:font-name="Liberation Serif" fo:font-size="9pt" fo:font-style="normal" fo:font-weight="normal" officeooo:rsid="0037b8a0" style:font-size-asian="9pt" style:font-style-asian="normal" style:font-weight-asian="normal" style:font-style-complex="normal" style:font-weight-complex="normal"/>
    </style:style>
    <style:style style:name="T85" style:family="text">
      <style:text-properties style:font-name="Liberation Serif" fo:font-size="9pt" fo:font-style="normal" style:font-size-asian="9pt" style:font-style-asian="normal" style:font-style-complex="normal"/>
    </style:style>
    <style:style style:name="T86" style:family="text">
      <style:text-properties style:font-name="Liberation Serif" fo:font-size="9pt" fo:font-style="normal" officeooo:rsid="0029f769" style:font-size-asian="9pt" style:font-style-asian="normal" style:font-style-complex="normal"/>
    </style:style>
    <style:style style:name="T87" style:family="text">
      <style:text-properties style:font-name="Liberation Serif" fo:font-size="9pt" fo:font-style="normal" fo:font-weight="bold" officeooo:rsid="0029f769" style:font-size-asian="9pt" style:font-style-asian="normal" style:font-weight-asian="bold" style:font-style-complex="normal" style:font-weight-complex="bold"/>
    </style:style>
    <style:style style:name="T88" style:family="text">
      <style:text-properties fo:font-style="italic" style:font-style-asian="italic"/>
    </style:style>
    <style:style style:name="T89" style:family="text">
      <style:text-properties fo:font-style="italic" officeooo:rsid="00422fc3" style:font-style-asian="italic" style:font-style-complex="normal"/>
    </style:style>
    <style:style style:name="T90" style:family="text">
      <style:text-properties fo:font-style="italic" fo:font-weight="bold" style:font-style-asian="italic" style:font-weight-asian="bold" style:font-style-complex="italic" style:font-weight-complex="bold"/>
    </style:style>
    <style:style style:name="T91" style:family="text">
      <style:text-properties fo:font-style="italic" fo:font-weight="bold" officeooo:rsid="00258478" style:font-style-asian="italic" style:font-weight-asian="bold" style:font-style-complex="italic" style:font-weight-complex="bold"/>
    </style:style>
    <style:style style:name="T92" style:family="text">
      <style:text-properties fo:font-style="normal" style:font-style-asian="normal"/>
    </style:style>
    <style:style style:name="T93" style:family="text">
      <style:text-properties fo:font-style="normal" style:font-style-asian="normal" style:font-style-complex="normal"/>
    </style:style>
    <style:style style:name="T94" style:family="text">
      <style:text-properties fo:font-style="normal" officeooo:rsid="002a5f64" style:font-style-asian="normal" style:font-style-complex="normal"/>
    </style:style>
    <style:style style:name="T95" style:family="text">
      <style:text-properties fo:font-style="normal" officeooo:rsid="0029f769" style:font-style-asian="normal" style:font-style-complex="normal"/>
    </style:style>
    <style:style style:name="T96" style:family="text">
      <style:text-properties fo:font-style="normal" officeooo:rsid="00422fc3" style:font-style-asian="normal" style:font-style-complex="normal"/>
    </style:style>
    <style:style style:name="T97" style:family="text">
      <style:text-properties officeooo:rsid="001ec352"/>
    </style:style>
    <style:style style:name="T98" style:family="text">
      <style:text-properties style:font-name="Calluna-Regular1" fo:font-size="9.5pt" style:font-size-asian="9.5pt"/>
    </style:style>
    <style:style style:name="T99" style:family="text">
      <style:text-properties style:font-name="Calluna-Regular1" fo:font-size="9.5pt" officeooo:rsid="0026b6a2" style:font-size-asian="9.5pt"/>
    </style:style>
    <style:style style:name="T100" style:family="text">
      <style:text-properties style:font-name="Calluna-Regular1" fo:font-size="9pt" style:font-size-asian="9pt"/>
    </style:style>
    <style:style style:name="T101" style:family="text">
      <style:text-properties style:font-name="Calluna-Regular1" fo:font-size="9pt" officeooo:rsid="00279e18" style:font-size-asian="9pt"/>
    </style:style>
    <style:style style:name="T102" style:family="text">
      <style:text-properties style:font-name="Calluna-Regular1" fo:font-size="9pt" officeooo:rsid="003b2097" style:font-size-asian="9pt" style:font-size-complex="9pt"/>
    </style:style>
    <style:style style:name="T103" style:family="text">
      <style:text-properties style:font-name="Calluna-Regular1" fo:font-size="9pt" officeooo:rsid="003b2097" style:font-size-asian="9pt"/>
    </style:style>
    <style:style style:name="T104" style:family="text">
      <style:text-properties style:font-name="Calluna-Regular1" fo:font-size="9pt" officeooo:rsid="003b442f" style:font-size-asian="9pt"/>
    </style:style>
    <style:style style:name="T105" style:family="text">
      <style:text-properties style:font-name="Calluna-Regular1" fo:font-size="9pt" officeooo:rsid="003ec8df" style:font-size-asian="9pt"/>
    </style:style>
    <style:style style:name="T106" style:family="text">
      <style:text-properties style:font-name="Calluna-Regular1" fo:font-size="9pt" officeooo:rsid="003fcb74" style:font-size-asian="9pt"/>
    </style:style>
    <style:style style:name="T107" style:family="text">
      <style:text-properties style:font-name="Calluna-Regular1" fo:font-size="9pt" fo:font-weight="normal" style:font-size-asian="9pt" style:font-weight-asian="normal" style:font-weight-complex="normal"/>
    </style:style>
    <style:style style:name="T108" style:family="text">
      <style:text-properties style:font-name="Calluna-Regular1" fo:font-size="9pt" fo:font-weight="normal" officeooo:rsid="003b2097" style:font-size-asian="9pt" style:font-weight-asian="normal" style:font-weight-complex="normal"/>
    </style:style>
    <style:style style:name="T109" style:family="text">
      <style:text-properties style:font-name="Calluna-Regular1" style:font-size-asian="9pt"/>
    </style:style>
    <style:style style:name="T110" style:family="text">
      <style:text-properties fo:color="#b2b2b2" loext:opacity="100%"/>
    </style:style>
    <style:style style:name="T111" style:family="text">
      <style:text-properties fo:color="#b2b2b2" loext:opacity="100%" style:text-line-through-style="none" style:text-line-through-type="none" fo:font-size="9pt" fo:font-style="normal" style:text-underline-style="none" officeooo:rsid="0017855a" style:font-size-asian="9pt" style:font-style-asian="normal" style:font-size-complex="12pt" style:font-style-complex="italic"/>
    </style:style>
    <style:style style:name="T112" style:family="text">
      <style:text-properties fo:color="#b2b2b2" loext:opacity="100%" style:text-line-through-style="none" style:text-line-through-type="none" fo:font-size="9pt" fo:font-style="normal" style:text-underline-style="none" officeooo:rsid="0041b941" style:font-size-asian="9pt" style:font-style-asian="normal" style:font-size-complex="12pt" style:font-style-complex="italic"/>
    </style:style>
    <style:style style:name="T113" style:family="text">
      <style:text-properties officeooo:rsid="0022a6bb"/>
    </style:style>
    <style:style style:name="T114" style:family="text">
      <style:text-properties fo:font-weight="bold" style:font-weight-asian="bold" style:font-weight-complex="bold"/>
    </style:style>
    <style:style style:name="T115" style:family="text">
      <style:text-properties officeooo:rsid="00258478"/>
    </style:style>
    <style:style style:name="T116" style:family="text">
      <style:text-properties officeooo:rsid="0026b6a2"/>
    </style:style>
    <style:style style:name="T117" style:family="text">
      <style:text-properties fo:color="#000000" loext:opacity="100%" style:font-name="Calluna-Regular1" fo:font-size="9pt" style:font-size-asian="9pt"/>
    </style:style>
    <style:style style:name="T118" style:family="text">
      <style:text-properties fo:color="#000000" loext:opacity="100%" style:font-name="Calluna-Regular1" fo:font-size="9pt" officeooo:rsid="00279e18" style:font-size-asian="9pt"/>
    </style:style>
    <style:style style:name="T119" style:family="text">
      <style:text-properties fo:color="#000000" loext:opacity="100%" style:font-name="NewAsterLTStd" fo:font-size="9pt" style:font-size-asian="9pt"/>
    </style:style>
    <style:style style:name="T120" style:family="text">
      <style:text-properties fo:color="#000000" loext:opacity="100%" style:font-name="NewAsterLTStd" fo:font-size="9pt" officeooo:rsid="00366d55" style:font-size-asian="9pt"/>
    </style:style>
    <style:style style:name="T121" style:family="text">
      <style:text-properties fo:color="#000000" loext:opacity="100%" style:font-name="NewAsterLTStd" fo:font-size="9pt" fo:font-style="normal" fo:font-weight="normal" officeooo:rsid="00366d55" style:font-size-asian="9pt" style:font-style-asian="normal" style:font-weight-asian="normal" style:font-style-complex="normal" style:font-weight-complex="normal"/>
    </style:style>
    <style:style style:name="T122" style:family="text">
      <style:text-properties fo:color="#000000" loext:opacity="100%" style:font-name="NewAsterLTStd-It" fo:font-size="9pt" fo:font-style="italic" style:font-size-asian="9pt" style:font-style-asian="italic"/>
    </style:style>
    <style:style style:name="T123" style:family="text">
      <style:text-properties fo:color="#000000" loext:opacity="100%" style:font-name="NewAsterLTStd-It" fo:font-size="9pt" fo:font-style="italic" fo:font-weight="normal" officeooo:rsid="00366d55" style:font-size-asian="9pt" style:font-style-asian="italic" style:font-weight-asian="normal" style:font-style-complex="normal" style:font-weight-complex="normal"/>
    </style:style>
    <style:style style:name="T124" style:family="text">
      <style:text-properties officeooo:rsid="00294bf7"/>
    </style:style>
    <style:style style:name="T125" style:family="text">
      <style:text-properties officeooo:rsid="0029f769"/>
    </style:style>
    <style:style style:name="T126" style:family="text">
      <style:text-properties style:font-name="NewAsterLTStd" fo:font-size="9pt" style:font-size-asian="9pt"/>
    </style:style>
    <style:style style:name="T127" style:family="text">
      <style:text-properties style:font-name="NewAsterLTStd" fo:font-size="9pt" fo:font-style="normal" officeooo:rsid="0033e461" style:font-size-asian="9pt" style:font-style-asian="normal" style:font-style-complex="normal"/>
    </style:style>
    <style:style style:name="T128" style:family="text">
      <style:text-properties officeooo:rsid="00366d55"/>
    </style:style>
    <style:style style:name="T129" style:family="text">
      <style:text-properties style:font-name="Liberation Serif1" fo:font-size="9pt" fo:font-style="italic" fo:font-weight="bold" style:font-size-asian="9pt" style:font-style-asian="italic" style:font-weight-asian="bold"/>
    </style:style>
    <style:style style:name="T130" style:family="text">
      <style:text-properties style:font-name="Liberation Serif1" fo:font-size="9pt" officeooo:rsid="0038dff0" style:font-size-asian="9pt"/>
    </style:style>
    <style:style style:name="T131" style:family="text">
      <style:text-properties style:font-name="Liberation Serif1" fo:font-size="9pt" fo:font-weight="normal" officeooo:rsid="003b442f" style:font-size-asian="9pt" style:font-weight-asian="normal" style:font-size-complex="9pt" style:font-weight-complex="normal"/>
    </style:style>
    <style:style style:name="T132" style:family="text">
      <style:text-properties style:font-name="Liberation Serif1" fo:font-size="9pt" fo:font-weight="normal" style:font-size-asian="9pt" style:font-weight-asian="normal" style:font-weight-complex="normal"/>
    </style:style>
    <style:style style:name="T133" style:family="text">
      <style:text-properties style:font-name="Liberation Serif1" fo:font-size="9pt" fo:font-weight="normal" officeooo:rsid="003ec8df" style:font-size-asian="9pt" style:font-weight-asian="normal" style:font-weight-complex="normal"/>
    </style:style>
    <style:style style:name="T134" style:family="text">
      <style:text-properties style:font-name="Liberation Serif1" fo:font-size="9pt" fo:font-weight="normal" officeooo:rsid="003fcb74" style:font-size-asian="9pt" style:font-weight-asian="normal" style:font-weight-complex="normal"/>
    </style:style>
    <style:style style:name="T135" style:family="text">
      <style:text-properties style:font-name="Liberation Serif1" fo:font-size="9pt" fo:font-style="normal" fo:font-weight="normal" style:font-size-asian="9pt" style:font-style-asian="normal" style:font-weight-asian="normal" style:font-style-complex="normal" style:font-weight-complex="normal"/>
    </style:style>
    <style:style style:name="T136" style:family="text">
      <style:text-properties officeooo:rsid="003d9e60"/>
    </style:style>
    <style:style style:name="T137" style:family="text">
      <style:text-properties officeooo:rsid="003d9e60"/>
    </style:style>
    <style:style style:name="T138" style:family="text">
      <style:text-properties style:use-window-font-color="true" loext:opacity="0%" fo:font-size="9pt" officeooo:rsid="003d9e60" style:font-size-asian="9pt" style:font-size-complex="9pt"/>
    </style:style>
    <style:style style:name="T139" style:family="text">
      <style:text-properties style:use-window-font-color="true" loext:opacity="0%" fo:font-size="9pt" officeooo:rsid="003d9e60" style:font-size-asian="9pt" style:font-size-complex="9pt"/>
    </style:style>
    <style:style style:name="T140" style:family="text">
      <style:text-properties style:use-window-font-color="true" loext:opacity="0%" fo:font-size="9pt" fo:font-weight="normal" officeooo:rsid="003ec8df" style:font-size-asian="9pt" style:font-weight-asian="normal" style:font-size-complex="9pt" style:font-weight-complex="normal"/>
    </style:style>
    <style:style style:name="T141" style:family="text">
      <style:text-properties style:use-window-font-color="true" loext:opacity="0%" style:font-name="Liberation Serif1" fo:font-size="9pt" fo:font-weight="normal" officeooo:rsid="003d9e60" style:font-size-asian="9pt" style:font-weight-asian="normal" style:font-size-complex="9pt" style:font-weight-complex="normal"/>
    </style:style>
    <style:style style:name="T142" style:family="text">
      <style:text-properties style:use-window-font-color="true" loext:opacity="0%" style:font-name="Liberation Serif1" fo:font-size="9pt" fo:font-weight="normal" officeooo:rsid="003ec8df" style:font-size-asian="9pt" style:font-weight-asian="normal" style:font-size-complex="9pt" style:font-weight-complex="normal"/>
    </style:style>
    <style:style style:name="T143" style:family="text">
      <style:text-properties style:use-window-font-color="true" loext:opacity="0%" style:font-name="Liberation Serif1" fo:font-size="9pt" fo:font-weight="normal" style:font-size-asian="9pt" style:font-weight-asian="normal" style:font-size-complex="9pt" style:font-weight-complex="normal"/>
    </style:style>
    <style:style style:name="T144" style:family="text">
      <style:text-properties officeooo:rsid="003fcb74"/>
    </style:style>
    <style:style style:name="T145" style:family="text">
      <style:text-properties officeooo:rsid="0041b941"/>
    </style:style>
    <style:style style:name="T146" style:family="text">
      <style:text-properties officeooo:rsid="00422fc3"/>
    </style:style>
    <style:style style:name="T147" style:family="text">
      <style:text-properties officeooo:rsid="00426961"/>
    </style:style>
    <style:style style:name="T148" style:family="text">
      <style:text-properties officeooo:rsid="0043b65b"/>
    </style:style>
    <style:style style:name="T149" style:family="text">
      <style:text-properties officeooo:rsid="0047b00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TÉCNICAS (VERBOS):</text:p>
      <text:p text:style-name="P44"/>
      <text:p text:style-name="P44">Creo (ar) "Eu Crio"</text:p>
      <text:p text:style-name="P114"><text:span text:style-name="T45">Mágicas de Creo transformam coisas que existem independentemente </text:span><text:span text:style-name="T44">em versões melhores de seu tipo, o que inclui trazê-las</text:span></text:p>
      <text:p text:style-name="P113"><text:span text:style-name="T44">à existência a partir do nada. Coisas que existem independentemente</text:span><text:span text:style-name="T52"> </text:span><text:span text:style-name="T44">são chamadas de “substância” e incluem pessoas, árvores</text:span><text:span text:style-name="T52"> </text:span><text:span text:style-name="T44">e pedras, mas não incluem cores, pesos e</text:span><text:span text:style-name="T52"> </text:span><text:span text:style-name="T44">tamanhos. Creo pode,</text:span><text:span text:style-name="T52"> </text:span><text:span text:style-name="T44">portanto, criar e reparar coisas.</text:span><text:span text:style-name="T52"> </text:span><text:span text:style-name="T44">A Forma determina o tipo de coisa que é criada. Coisas naturais,</text:span><text:span text:style-name="T52"> </text:span><text:span text:style-name="T44">como plantas, </text:span><text:span text:style-name="T52">a</text:span><text:span text:style-name="T44">nimais e chamas têm formas simples. Isso</text:span></text:p>
      <text:p text:style-name="P113"><text:span text:style-name="T44">torna a criação e reparação mais fácil. Coisas naturais criadas</text:span><text:span text:style-name="T52"> </text:span><text:span text:style-name="T44">magicamente são exemplos perfeitos de seu tipo, a não ser que o</text:span><text:span text:style-name="T52"> </text:span><text:span text:style-name="T44">magus as queira danificadas. Da mesma forma, a magia pode ser</text:span><text:span text:style-name="T52"> </text:span><text:span text:style-name="T44">usada para reparar algo natural sem a necessidade de entender o</text:span><text:span text:style-name="T52"> </text:span><text:span text:style-name="T45">problema ou dano, pois Creo restaura a forma ideal.</text:span></text:p>
      <text:p text:style-name="P113"><text:span text:style-name="T102">Coisas artificiais, como pão, espadas e livros, têm formas complexas. </text:span><text:span text:style-name="T100">Suas formas são combinações de diversas formas naturais,</text:span></text:p>
      <text:p text:style-name="P2"><text:span text:style-name="T107">misturadas e organizadas de uma maneira específica. Criar coisas</text:span><text:span text:style-name="T100">artificiais com magia exige uma certa perícia por parte do magus, representadapela Habilidade Finesse. Uma rolagem de Int + Finesse é</text:span><text:span text:style-name="T103"> </text:span><text:span text:style-name="T100">usada para determinar a qualidade do que foi criado. Além disso, o</text:span><text:span text:style-name="T103"> </text:span><text:span text:style-name="T100">magus só pode criar coisas que</text:span><text:span text:style-name="T103"> </text:span><text:span text:style-name="T100">conhece. Qualquer mago é capaz de</text:span><text:span text:style-name="T103"> </text:span><text:span text:style-name="T100">criar pão ou tecido, mas para criar mosaicos elaborados representando</text:span><text:span text:style-name="T103"> </text:span><text:span text:style-name="T100">a fundação da Ordem de</text:span><text:span text:style-name="T103"> </text:span><text:span text:style-name="T100">Hermes, o magus teria que saber o que</text:span></text:p>
      <text:p text:style-name="P2"><text:span text:style-name="T100">representar. Se o seu conhecimento estiver errado, o mosaico também</text:span><text:span text:style-name="T103"> </text:span><text:span text:style-name="T100">o será; o mesmo se aplica ao reparo de coisas artificiais.</text:span><text:span text:style-name="T103"> </text:span><text:span text:style-name="T100">Não é necessário saber criar uma coisa artificial mundanamente</text:span><text:span text:style-name="T103"> </text:span><text:span text:style-name="T100">para criá-la com magia, apenas ter alguma familiaridade</text:span><text:span text:style-name="T103"> </text:span><text:span text:style-name="T100">com ela. Um objeto criado magicamente é sempre o que se queria</text:span><text:span text:style-name="T103"> </text:span><text:span text:style-name="T100">criar, a não ser que o magus sofra uma Falha Crítica em sua rolagem</text:span><text:span text:style-name="T103"> </text:span><text:span text:style-name="T100">de Finesse. Tecido mágico será sempre uma peça inteira,</text:span><text:span text:style-name="T103"> </text:span><text:span text:style-name="T100">por exemplo, e servirá para aquecer as pessoas, mas pode não ser</text:span><text:span text:style-name="T103"> </text:span><text:span text:style-name="T100">muito bem-acabado, caso a rolagem tenha sido baixa.</text:span><text:span text:style-name="T103"> </text:span><text:span text:style-name="T100">Magi também</text:span><text:span text:style-name="T103"> </text:span><text:span text:style-name="T100">podem usar Creo para tornar as coisas versões mais</text:span><text:span text:style-name="T103"> </text:span><text:span text:style-name="T100">ideais de si mesmas, mesmo se não</text:span><text:span text:style-name="T103"> </text:span><text:span text:style-name="T100">estiverem danificadas ou feridas.</text:span><text:span text:style-name="T103"> </text:span><text:span text:style-name="T100">Creo pode fazer com que um cavalo seja tão veloz quanto o mais veloz</text:span><text:span text:style-name="T103"> </text:span><text:span text:style-name="T100">dos cavalos, portanto, ou um</text:span><text:span text:style-name="T103"> </text:span><text:span text:style-name="T100">homem ser tão forte quanto o homem</text:span><text:span text:style-name="T103"> </text:span><text:span text:style-name="T100">mais forte de todos, mas Creo nunca fará um cavalo ser mais rápido do</text:span><text:span text:style-name="T103"> </text:span><text:span text:style-name="T100">que o vento, já que nenhum cavalo é capaz de fazer isso; e Creo também</text:span></text:p>
      <text:p text:style-name="P2"><text:span text:style-name="T100">não pode deixar nenhum homem forte o</text:span><text:span text:style-name="T103"> </text:span><text:span text:style-name="T100">suficiente para levantar</text:span><text:span text:style-name="T103"> </text:span><text:span text:style-name="T100">um castelo. A</text:span><text:span text:style-name="T103"> </text:span><text:span text:style-name="T100">maturação também envolve uma transformação em um</text:span><text:span text:style-name="T103"> </text:span><text:span text:style-name="T100">exemplo mais ideal de alguma forma. Creo também pode acelerar a</text:span><text:span text:style-name="T103"> </text:span><text:span text:style-name="T100">maturação das coisas até o seu ápice – qualquer coisa além disso está</text:span><text:span text:style-name="T103"> </text:span><text:span text:style-name="T100">associada ao envelhecimento e a se tornar uma forma pior de si mesmo,</text:span><text:span text:style-name="T103"> </text:span><text:span text:style-name="T107">sendo, portanto, governado pela Arte de Perdo.</text:span></text:p>
      <text:p text:style-name="P2"><text:span text:style-name="T107">As coisas criadas magicamente duram até que as magias se dissipem,</text:span><text:span text:style-name="T108"> </text:span><text:span text:style-name="T100">mas os efeitos que causaram perduram. As pegadas de um cavalo</text:span></text:p>
      <text:p text:style-name="P2"><text:span text:style-name="T100">criado com o uso de magia não são apagadas, por exemplo, e nem o</text:span><text:span text:style-name="T103"> </text:span><text:span text:style-name="T100">seu estrume, caso seja o resultado da digestão de comida mundana. Se</text:span></text:p>
      <text:p text:style-name="P2"><text:span text:style-name="T100">um cavalo criado magicamente fosse</text:span><text:span text:style-name="T103"> </text:span><text:span text:style-name="T100">alimentado com comida mundana</text:span><text:span text:style-name="T103"> </text:span><text:span text:style-name="T100">por um ano inteiro, o seu cadáver persistiria após o término da</text:span><text:span text:style-name="T103"> </text:span><text:span text:style-name="T100">magia, já que a comida mundana foi convertida no corpo mundano</text:span><text:span text:style-name="T103"> </text:span><text:span text:style-name="T100">do animal. Da mesma maneira, comida criada magicamente só nutre</text:span><text:span text:style-name="T103"> </text:span><text:span text:style-name="T100">enquanto a magia dura e quem a consome sente uma enorme fome</text:span><text:span text:style-name="T103"> </text:span><text:span text:style-name="T100">ao término da magia. Coisas lavadas com água criada magicamente</text:span><text:span text:style-name="T103"> </text:span><text:span text:style-name="T100">continuam limpas, mas as pessoas bêbadas com vinho criado</text:span><text:span text:style-name="T103"> </text:span><text:span text:style-name="T100">magicamente</text:span><text:span text:style-name="T103"> </text:span><text:span text:style-name="T100">ficam sóbrias imediatamente quando o efeito se dissipa.</text:span><text:span text:style-name="T103"> </text:span><text:span text:style-name="T100">Fala-se “CRÊ-o.”</text:span></text:p>
      <text:p text:style-name="P2"><text:span text:style-name="T100"/></text:p>
      <text:p text:style-name="P12">Intellego (in) "Eu Percebo"</text:p>
      <text:p text:style-name="P9"><text:span text:style-name="T131">Intellego é a Arte da percepção. Ela permite que a maga absorva informação diretamente das formas das coisas. Esta informação </text:span><text:span text:style-name="T100">não lida com a aparência, a não ser que seja</text:span><text:span text:style-name="T104"> </text:span><text:span text:style-name="T100">combinada com</text:span><text:span text:style-name="T104"> </text:span><text:span text:style-name="T100">Imaginem, mas oferece informações sobre a natureza real das coisas.</text:span></text:p>
      <text:p text:style-name="P2"><text:span text:style-name="T100">As magias de Intellego não podem ser</text:span><text:span text:style-name="T104"> </text:span><text:span text:style-name="T100">enganadas de maneiras</text:span><text:span text:style-name="T104"> </text:span><text:span text:style-name="T100">mundanas, portanto.</text:span></text:p>
      <text:p text:style-name="P105"><text:span text:style-name="T109">Fala-se “in-TÉL-le-go”.</text:span></text:p>
      <text:p text:style-name="P105"><text:span text:style-name="T109"/></text:p>
      <text:p text:style-name="P117">-Muto (eu) “Eu transformo”</text:p>
      <text:p text:style-name="P115"><text:span text:style-name="T138">Com o uso de magias Muto o magus pode adicionar propriedades </text:span><text:span text:style-name="T44">que não sejam naturais às coisas, assim como removê-las. Muto</text:span><text:span text:style-name="T53"> </text:span><text:span text:style-name="T44">permite dar asas a uma pessoa, por exemplo, ou deixar sua pele</text:span><text:span text:style-name="T53"> </text:span><text:span text:style-name="T44">verde, ou transformá-la em um lobo, ainda. A dificuldade da magia</text:span><text:span text:style-name="T53"> d</text:span><text:span text:style-name="T44">epende da dimensão das transformações. Tornar a pele de</text:span><text:span text:style-name="T53"> </text:span><text:span text:style-name="T44">uma pessoa verde é fácil, mas transformar uma pessoa em uma</text:span><text:span text:style-name="T53"> </text:span><text:span text:style-name="T44">estátua dourada é difícil.</text:span><text:span text:style-name="T53"> </text:span><text:span text:style-name="T44">A magia Muto não pode afetar as propriedades naturais, presentes</text:span></text:p>
      <text:p text:style-name="P113"><text:span text:style-name="T44">ou possíveis, das coisas, mas pode adicionar propriedades</text:span><text:span text:style-name="T53"> </text:span><text:span text:style-name="T44">novas para mascarar certos efeitos. Muto não pode atuar para</text:span><text:span text:style-name="T53"> </text:span><text:span text:style-name="T44">ferir ou matar uma pessoa diretamente, portanto, mas poderia</text:span><text:span text:style-name="T53"> </text:span><text:span text:style-name="T44">deixá-la imóvel, transformando-a em pedra, ou matá-la indiretamente,</text:span><text:span text:style-name="T53"> </text:span><text:span text:style-name="T44">transformando-a em um peixe fora d’água até que ela</text:span><text:span text:style-name="T53"> </text:span><text:span text:style-name="T44">se sufoque.</text:span><text:span text:style-name="T53"> </text:span><text:span text:style-name="T138">Fala-se “MU-to.”</text:span></text:p>
      <text:p text:style-name="P113"><text:span text:style-name="T138"/></text:p>
      <text:p text:style-name="P118"><text:span text:style-name="T136">-</text:span><text:span text:style-name="T136">P</text:span>erdo (pe) “Eu destruo”</text:p>
      <text:p text:style-name="P10"><text:span text:style-name="T141">Perdo, ao contrário de Creo, faz com que as coisas se tornem</text:span><text:span text:style-name="T142"> </text:span><text:span text:style-name="T132">versões piores de si mesmas, causando degradação e destruição.</text:span><text:span text:style-name="T133"> </text:span><text:span text:style-name="T132">Magia Perdo pode remover coisas inteiramente da existência ou</text:span><text:span text:style-name="T133"> </text:span><text:span text:style-name="T132">apenas alguns de seus aspectos. Perdo Corpus poderia eliminar o</text:span><text:span text:style-name="T133"> </text:span><text:span text:style-name="T132">peso de alguém, deixando o resto do corpo intacto; Perdo Ignem</text:span><text:span text:style-name="T133"> </text:span><text:span text:style-name="T100">poderia fazer com que um fogo fosse incapaz de queimar. Perdo</text:span><text:span text:style-name="T105"> </text:span><text:span text:style-name="T100">não pode</text:span><text:span text:style-name="T105"> </text:span><text:span text:style-name="T100">limitar o aspecto que remove isoladamente; portanto,</text:span><text:span text:style-name="T105"> </text:span><text:span text:style-name="T100">eliminar a capacidade de queimar do fogo pode ser feito, mas para</text:span><text:span text:style-name="T105"> </text:span><text:span text:style-name="T100">manter a capacidade de queimar madeira, um requisito Muto seria</text:span><text:span text:style-name="T105"> </text:span><text:span text:style-name="T100">necessário (veja a página 161 para mais informações sobre requisitos),</text:span><text:span text:style-name="T105"> </text:span><text:span text:style-name="T100">já que queimar apenas madeira é uma propriedade que</text:span><text:span text:style-name="T105"> </text:span><text:span text:style-name="T100">o fogo não pode ter normalmente.</text:span><text:span text:style-name="T105"> </text:span><text:span text:style-name="T100">A magia Perdo funciona mais facilmente quando atua sobre a</text:span><text:span text:style-name="T105"> </text:span><text:span text:style-name="T100">degradação natural e possível das</text:span><text:span text:style-name="T105"> </text:span><text:span text:style-name="T100">coisas. É mais fácil matar uma</text:span><text:span text:style-name="T105"> </text:span><text:span text:style-name="T100">pessoa do que remover seu peso mantendo suas outras características,</text:span><text:span text:style-name="T105"> </text:span><text:span text:style-name="T100">portanto, porque o primeiro efeito é algo que acontece normalmente,</text:span></text:p>
      <text:p text:style-name="P116"><text:span text:style-name="T44">enquanto o segundo não é. Além disso, destruir </text:span><text:span text:style-name="T71">certas</text:span><text:span text:style-name="T72"> </text:span><text:span text:style-name="T140">propriedades esbarra no Limite da Natureza Essencial (página 115) e, portanto, não pode ser algo permanente </text:span><text:span text:style-name="T44">– as</text:span><text:span text:style-name="T54"> </text:span><text:span text:style-name="T44">propriedades</text:span><text:span text:style-name="T54"> </text:span><text:span text:style-name="T44">destruídas ou eliminadas</text:span><text:span text:style-name="T54"> </text:span><text:span text:style-name="T44">retornam ao término da magia.</text:span><text:span text:style-name="T54"> </text:span><text:span text:style-name="T44">Perdo só é capaz de tornar as coisas exemplos piores de si mesmas.</text:span><text:span text:style-name="T54"> </text:span><text:span text:style-name="T44">Não é possível afiar uma espada usando Perdo, mesmo que</text:span><text:span text:style-name="T54"> </text:span><text:span text:style-name="T44">uma afiação exija a remoção de pequenas quantidades de metal</text:span></text:p>
      <text:p text:style-name="P116"><text:span text:style-name="T44">da lâmina, pois uma espada afiada é uma versão melhor de si mesma.</text:span><text:span text:style-name="T54"> </text:span><text:span text:style-name="T44">Da mesma maneira, não é possível eliminar a propriedade de</text:span><text:span text:style-name="T54"> </text:span><text:span text:style-name="T44">estar ferido, porque isto tornaria algo mais ideal do que está.</text:span><text:span text:style-name="T54"> </text:span><text:span text:style-name="T44">Fala-se “PER-do.”</text:span></text:p>
      <text:p text:style-name="P116"><text:span text:style-name="T44"/></text:p>
      <text:p text:style-name="P119"><text:span text:style-name="T144">-</text:span>Rego (re) “Eu controlo”</text:p>
      <text:p text:style-name="P2"><text:span text:style-name="T143">A Arte de Rego permite que a maga mude o estado das coisas</text:span><text:span text:style-name="T132">para outro naturalmente possível. Como todas as coisas podem</text:span><text:span text:style-name="T134"> </text:span><text:span text:style-name="T132">naturalmente estar em qualquer local, magia Rego permite que</text:span><text:span text:style-name="T134"> </text:span><text:span text:style-name="T132">a maga posicione o que</text:span><text:span text:style-name="T134"> </text:span><text:span text:style-name="T132">quiser, onde quiser. Rego também é capaz</text:span><text:span text:style-name="T134"> </text:span><text:span text:style-name="T132">de fazer uma planta florescer, colocar alguém para dormir,</text:span><text:span text:style-name="T134"> </text:span><text:span text:style-name="T132">esculpir o formato de uma pedra ou tecer uma túnica usando lã.</text:span><text:span text:style-name="T134"> </text:span><text:span text:style-name="T100">Rego não pode fazer um animal parecer mais jovem, pois</text:span><text:span text:style-name="T106"> </text:span><text:span text:style-name="T100">animais</text:span><text:span text:style-name="T106"> </text:span><text:span text:style-name="T100">não ficam mais jovens naturalmente (ainda que isto fosse possível</text:span><text:span text:style-name="T106"> </text:span><text:span text:style-name="T100">com Muto). Rego também não pode fazer um animal envelhecer,</text:span><text:span text:style-name="T106"> </text:span><text:soft-page-break/><text:span text:style-name="T132">pois o envelhecimento envolve degradação e é, portanto, governado</text:span><text:span text:style-name="T134"> </text:span><text:span text:style-name="T132">por Perdo. Da mesma</text:span><text:span text:style-name="T134"> </text:span><text:span text:style-name="T132">forma, embora Rego possa fazer uma</text:span><text:span text:style-name="T134"> </text:span><text:span text:style-name="T132">planta florescer e dar frutos, estes frutos não</text:span><text:span text:style-name="T134"> </text:span><text:span text:style-name="T132">conteriam sementes</text:span><text:span text:style-name="T134"> </text:span><text:span text:style-name="T132">férteis, pois estas seriam governadas por Creo. Rego também não</text:span></text:p>
      <text:p text:style-name="P113"><text:span text:style-name="T44">poderia transformar um cachorro marrom em um cachorro preto,</text:span><text:span text:style-name="T56"> </text:span><text:span text:style-name="T44">pois, por mais que</text:span><text:span text:style-name="T56"> </text:span><text:span text:style-name="T44">cachorros possam naturalmente ser pretos,</text:span></text:p>
      <text:p text:style-name="P113"><text:span text:style-name="T44">isso não ocorre com o cachorro marrom, já que ele não poderia</text:span><text:span text:style-name="T56"> </text:span><text:span text:style-name="T44">voluntariamente trocar a cor de sua pelagem. Artesãos mundanos</text:span><text:span text:style-name="T56"> </text:span><text:span text:style-name="T44">só podem mudar o estado das coisas dentro de suas</text:span><text:span text:style-name="T56"> </text:span><text:span text:style-name="T44">capacidades</text:span><text:span text:style-name="T56"> </text:span><text:span text:style-name="T44">naturais e, portanto, tudo o que um artesão pode fazer recai sobre</text:span><text:span text:style-name="T56"> </text:span><text:span text:style-name="T44">Rego. Uma rolagem de Finesse é necessária para</text:span><text:span text:style-name="T56"> </text:span><text:span text:style-name="T44">determinar</text:span><text:span text:style-name="T56"> </text:span><text:span text:style-name="T44">a qualidade do produto resultante. Ademais, Rego pode realizar</text:span><text:span text:style-name="T56"> </text:span><text:span text:style-name="T44">coisas que artesãos mundanos não conseguem, por não estar limitado</text:span><text:span text:style-name="T56"> </text:span><text:span text:style-name="T44">por ferramentas, tempo ou conhecimento de seu ofício.</text:span></text:p>
      <text:p text:style-name="P120">Fala-se “RE-go.”</text:p>
      <text:p text:style-name="P122">VANTAGENS<text:span text:style-name="T145"> </text:span><text:span text:style-name="T146">MENTAIS </text:span><text:span text:style-name="T145">MÁGICAS</text:span>:</text:p>
      <text:p text:style-name="P43"/>
      <text:p text:style-name="P41"><text:span text:style-name="T42">- Magery 2</text:span></text:p>
      <text:p text:style-name="P39"><text:span text:style-name="T41">Aptidão Mágica 2 (B40br) </text:span></text:p>
      <text:p text:style-name="P62"><text:span text:style-name="T44">O personagem e um adepto da magia.</text:span></text:p>
      <text:p text:style-name="P62"><text:span text:style-name="T44">Esta vantagem est</text:span><text:span text:style-name="T48">á</text:span><text:span text:style-name="T44"> dividida em n</text:span><text:span text:style-name="T48">í</text:span><text:span text:style-name="T44">veis.</text:span></text:p>
      <text:p text:style-name="P62"><text:span text:style-name="T44">E possivel adquirir Aptidao Magica</text:span></text:p>
      <text:p text:style-name="P62"><text:span text:style-name="T44">0 antes de comprar os niveis mais altos.</text:span></text:p>
      <text:p text:style-name="P62"><text:span text:style-name="T44"/></text:p>
      <text:p text:style-name="P62"><text:span text:style-name="T61">Aptidão Mágica 0</text:span><text:span text:style-name="T44">: Representa uma</text:span></text:p>
      <text:p text:style-name="P62"><text:span text:style-name="T44">“consciencia magica” basica, um pre-requisito para se aprender magia na maior</text:span></text:p>
      <text:p text:style-name="P62"><text:span text:style-name="T44">parte dos mundos. O Mestre faz um teste</text:span></text:p>
      <text:p text:style-name="P62"><text:span text:style-name="T44">de Sentidos (pag. 358) quando o personagem </text:span><text:span text:style-name="T61">vê </text:span><text:span text:style-name="T44">um objeto encantado pela primeiravez e outro quando ele o </text:span><text:span text:style-name="T61">toca</text:span><text:span text:style-name="T44">. No caso de um sucesso, o personagem sabe intuitivamente que o objeto e </text:span><text:span text:style-name="T48">e</text:span><text:span text:style-name="T44">ncantado. Um resultado de 3 ou 4 tambem diz se a magia e benefica ou perigosa, assim como sua forca. Personagens sem Aptidao Magica</text:span></text:p>
      <text:p text:style-name="P36"><text:span text:style-name="T61">não </text:span><text:span text:style-name="T44">tem direito a este teste! </text:span><text:span text:style-name="T61">5 pontos</text:span><text:span text:style-name="T44">.</text:span></text:p>
      <text:p text:style-name="P36"><text:span text:style-name="T44"/></text:p>
      <text:p text:style-name="P62"><text:span text:style-name="T61">Aptidão Mágica 1+</text:span><text:span text:style-name="T44">: Niveis mais altos</text:span></text:p>
      <text:p text:style-name="P62"><text:span text:style-name="T44">de Aptidao Magica tornam muito mais</text:span></text:p>
      <text:p text:style-name="P62"><text:span text:style-name="T44">facil o aprendizado e utilizacao da magia.</text:span></text:p>
      <text:p text:style-name="P62"><text:span text:style-name="T44">Adicione o nivel desta vantagem a</text:span></text:p>
      <text:p text:style-name="P62"><text:span text:style-name="T44">IQ do personagem quando ele estiver</text:span></text:p>
      <text:p text:style-name="P62"><text:span text:style-name="T44">aprendendo magicas. Exemplo: um personagem com IQ 14 e Aptidao Magica 3 aprendera todas as magicas como se sua</text:span></text:p>
      <text:p text:style-name="P62"><text:span text:style-name="T44">IQ fosse 17. Adicione tambem o nivel de</text:span></text:p>
      <text:p text:style-name="P62"><text:span text:style-name="T44">Aptidao Magica a Percepcao quando o</text:span></text:p>
      <text:p text:style-name="P62"><text:span text:style-name="T44">personagem estiver fazendo um teste</text:span></text:p>
      <text:p text:style-name="P62"><text:span text:style-name="T44">para sentir a presenca de objetos encantados e a IQ quando estiver aprendendo a pericia Taumatologia (pag. 225). Esta vantagem reduz o tempo necessario para se aprender novas magicas durante o jogo (mas </text:span><text:span text:style-name="T61">não </text:span><text:span text:style-name="T44">o custo em pontos) em 10% por nivel de Aptidao,</text:span></text:p>
      <text:p text:style-name="P62"><text:span text:style-name="T44">ate o tempo minimo de 60% do tempo</text:span></text:p>
      <text:p text:style-name="P62"><text:span text:style-name="T44">usual, no caso de personagens com</text:span></text:p>
      <text:p text:style-name="P62"><text:span text:style-name="T44">Aptidao Magica 4. Exemplo: um personagem com Aptidao Magica 3 aprende magicas em 70% do tempo usual.</text:span></text:p>
      <text:p text:style-name="P62"><text:span text:style-name="T44">Magicas poderosas tem um nivel minimo</text:span></text:p>
      <text:p text:style-name="P62"><text:span text:style-name="T44">de Aptidao Magica como pre-requisito,</text:span></text:p>
      <text:p text:style-name="P62"><text:span text:style-name="T44">por isso, tenha o cuidado de verificar</text:span></text:p>
      <text:p text:style-name="P62"><text:span text:style-name="T44">esses pre-requisitos na </text:span><text:span text:style-name="T61">Lista de Mágicas</text:span></text:p>
      <text:p text:style-name="P62"><text:span text:style-name="T44">(pags. 242–253) quando estiver decidindo</text:span></text:p>
      <text:p text:style-name="P62"><text:span text:style-name="T44">o nivel de Aptidao Magica do personagem. Lembre-se que niveis elevados de Aptidao Magica permitem que o personagem consiga resultados poderosos, ate mesmo com as magicas mais basicas; v. </text:span><text:span text:style-name="T61">Aptidão Mágica e Efeitos </text:span><text:span text:style-name="T44">(pag. 237). O Mestre estabelece o nivel maximo de Aptidao Magica permitido</text:span></text:p>
      <text:p text:style-name="P62"><text:span text:style-name="T44">para os PdJs. O nivel 3 e apropriado para “fantasia classica”. </text:span><text:span text:style-name="T61">10 pontos/nível (além dos 5 pontos para Aptidão Mágica 0)</text:span><text:span text:style-name="T44">.</text:span></text:p>
      <text:p text:style-name="P62"><text:span text:style-name="T44"/></text:p>
      <text:p text:style-name="P13">- <text:span text:style-name="T43">Energy</text:span> Reserve (<text:span text:style-name="T43">Magical</text:span>)<text:span text:style-name="T97"> </text:span></text:p>
      <text:p text:style-name="P15"><text:span text:style-name="T41">Reserva de Energia Mágica (TM50br) </text:span></text:p>
      <text:p text:style-name="P17">O Mestre pode permitir que magos comprem PF adicionais exclusivamente para energia mágica, ignorando quaisquer limites impostos sobre as compras de PF normais. Tais pontos de energia custam os habituais 3 pontos de personagem cada um, mas são registrados separados como “Reserva de Energia” (RE). Eles só podem ser usados para energia mágica (e, possivelmente, outros poderes mágicos explicitamente, por opção do Mestre). Magias <text:span text:style-name="T88">também </text:span><text:span text:style-name="T92">podem drenar os PF padrão – o mago escolhe se quer usar PF ou RE quando conjurando, e pode misturar os dois tipos de energia em uma única magia. </text:span></text:p>
      <text:p text:style-name="P64"><text:span text:style-name="T111">Sono perdido e outras coisas que empobrecem os PF normais não tocam a energia da Reserva de Energia. Se os pontos da RE são gastos, eles recuperam a uma taxa de um ponto de energia a cada 10 minutos, independente do descanso. A magia Recuperar Energia melhora esta taxa de recuperação como de costume. A magia</text:span><text:span text:style-name="T112"> </text:span><text:span text:style-name="T111">Emprestar Energia e meios semelhantes podem também recarregar a RE. </text:span></text:p>
      <text:p text:style-name="P36"><text:span text:style-name="T44"/></text:p>
      <text:p text:style-name="P31">- Parma Magica</text:p>
      <text:p text:style-name="P35">Parma Magica (Ars Magica)</text:p>
      <text:p text:style-name="P30"><text:span text:style-name="T73">Um ritual ensinado a todos os magi Herméticos ao</text:span><text:span text:style-name="T74"> </text:span><text:span text:style-name="T73">final de seu aprendizado, que lhes confere resistência mágica. A primeira</text:span><text:span text:style-name="T74"> das grandes descobertas de Bonisagus.</text:span><text:span text:style-name="T75"> Um ritual que não só oferece </text:span><text:span text:style-name="T98">ao praticante uma forte defesa mágica, como o protege</text:span><text:span text:style-name="T99"> </text:span><text:span text:style-name="T98">dos efeitos adversos do Dom. Seguro e protegido por sua Parma</text:span></text:p>
      <text:p text:style-name="P2"><text:span text:style-name="T98">Magica, um mago poderia conversar com outro sem se preocupar</text:span><text:span text:style-name="T99"> </text:span><text:span text:style-name="T98">com ataques e sem ter que constantemente lutar contra o</text:span></text:p>
      <text:p text:style-name="P46"><text:span text:style-name="T98">instinto natural de cair em inveja,</text:span><text:span text:style-name="T99"> </text:span><text:span text:style-name="T98">desconfiança e hostilidade.</text:span></text:p>
      <text:p text:style-name="P46"><text:span text:style-name="T98"/></text:p>
      <text:p text:style-name="P32">- <text:span text:style-name="T124">Gentle Gift</text:span></text:p>
      <text:p text:style-name="P34"><text:span text:style-name="T116">Dom Gentil</text:span> (Ars Magica<text:span text:style-name="T124"> 66br</text:span>)</text:p>
      <text:p text:style-name="P3"><text:span text:style-name="T117">A capacidade de manipular as energias mágicas é chamada</text:span><text:span text:style-name="T118"> </text:span><text:span text:style-name="T117">de “O Dom” entre os magi Herméticos. Somente aqueles que</text:span><text:span text:style-name="T118"> </text:span><text:span text:style-name="T117">possuem O Dom podem aprender Magia Hermética, mas</text:span></text:p>
      <text:p text:style-name="P2"><text:span text:style-name="T117">nem todos conseguem. Muitos magi</text:span><text:span text:style-name="T118"> </text:span><text:span text:style-name="T117">Herméticos dizem que</text:span><text:span text:style-name="T118"> </text:span><text:span text:style-name="T117">as pessoas que têm algumas Habilidades místicas têm um</text:span><text:span text:style-name="T118"> </text:span><text:span text:style-name="T117">Dom parcial, mas não há um consenso de que a fonte de seus</text:span><text:span text:style-name="T118"> </text:span><text:span text:style-name="T117">poderes é a mesma que entre os magi. As pessoas com O Dom</text:span><text:span text:style-name="T118"> </text:span><text:span text:style-name="T117">podem aprender outras formas de magia não Herméticas,</text:span><text:span text:style-name="T118"> </text:span><text:span text:style-name="T117">mas é praticamente impossível para uma pessoa conhecer</text:span><text:span text:style-name="T118"> dois sistemas mágicos distintos.</text:span></text:p>
      <text:p text:style-name="P2"><text:span text:style-name="T118">O Dom é muito raro, ele se manifesta em uma a cada dez mil </text:span><text:span text:style-name="T100">pessoas, talvez. Os magi têm diversas teorias para explicar a origem</text:span></text:p>
      <text:p text:style-name="P2"><text:span text:style-name="T100">do Dom, mas nenhuma é majoritariamente aceita.</text:span><text:span text:style-name="T101"> </text:span><text:span text:style-name="T100">O Dom gera uma conexão emocional muito forte entre as</text:span><text:span text:style-name="T101"> </text:span><text:span text:style-name="T100">pessoas próximas e o indivíduo, inspirando a inveja e a desconfiança,</text:span></text:p>
      <text:p text:style-name="P2"><text:span text:style-name="T100">mesmo entre aqueles com O Dom. Isto significa, é</text:span><text:span text:style-name="T101"> </text:span><text:span text:style-name="T100">claro, que as interações sociais são muito difíceis para aqueles</text:span><text:span text:style-name="T101"> </text:span><text:span text:style-name="T100">com O Dom. </text:span><text:span text:style-name="T79">Alguns magi Herméticos possuem um Dom</text:span></text:p>
      <text:p text:style-name="P2"><text:span text:style-name="T79">Gentil (uma Virtude, veja a página 66), que não afeta as pessoas</text:span><text:span text:style-name="T80"> </text:span><text:span text:style-name="T79">desta maneira</text:span><text:span text:style-name="T100">; e outros possuem um Dom Manifesto (um</text:span><text:span text:style-name="T101"> </text:span><text:span text:style-name="T100">Defeito, página 82), com efeitos ainda mais intensos. O Dom</text:span><text:span text:style-name="T101"> </text:span><text:span text:style-name="T100">também incomoda os animais mundanos, que evitam o indivíduo</text:span><text:span text:style-name="T101"> </text:span><text:span text:style-name="T100">o quanto podem. A reação emocional em resposta ao Dom</text:span><text:span text:style-name="T101"> </text:span><text:span text:style-name="T100">só ocorre presencialmente, o que quer dizer que uma comunicação</text:span><text:span text:style-name="T101"> </text:span><text:span text:style-name="T100">escrita seria completamente isenta destes efeitos, assim</text:span><text:span text:style-name="T101"> </text:span><text:span text:style-name="T100">como um</text:span><text:span text:style-name="T101"> </text:span><text:span text:style-name="T100">mensageiro ou porta-voz, a não ser que ele também</text:span><text:span text:style-name="T101"> </text:span><text:span text:style-name="T100">possua O Dom.</text:span></text:p>
      <text:p text:style-name="P4"><text:span text:style-name="T101">O Dom Gentil (Hermética Grande): </text:span><text:span text:style-name="T100">Diferente de outros magi, cuja natureza mágica perturba as pessoas</text:span><text:span text:style-name="T101"> </text:span><text:span text:style-name="T100">e animais mundanos, o seu Dom é sutil e contido. Você não</text:span><text:span text:style-name="T101"> </text:span><text:span text:style-name="T100">sofre as penalidades normais quando interage com pessoas e</text:span><text:span text:style-name="T101"> animais.</text:span></text:p>
      <text:p text:style-name="P46"/>
      <text:p text:style-name="P47"/>
      <text:p text:style-name="P63"><text:span text:style-name="T44"><text:s/></text:span></text:p>
      <text:p text:style-name="P50"><text:span text:style-name="T114"/></text:p>
      <text:p text:style-name="P51"><text:span text:style-name="T1"/></text:p>
      <text:p text:style-name="P51"><text:span text:style-name="T1"/></text:p>
      <text:p text:style-name="P51"><text:span text:style-name="T1"/></text:p>
      <text:p text:style-name="P51"><text:span text:style-name="T1"/></text:p>
      <text:p text:style-name="P51"><text:span text:style-name="T1"/></text:p>
      <text:p text:style-name="P51"><text:span text:style-name="T1"/></text:p>
      <text:p text:style-name="P51"><text:span text:style-name="T1"/></text:p>
      <text:p text:style-name="P51"><text:span text:style-name="T1"/></text:p>
      <text:p text:style-name="P51"><text:span text:style-name="T1"/></text:p>
      <text:p text:style-name="P51"><text:span text:style-name="T1"/></text:p>
      <text:p text:style-name="P51"><text:span text:style-name="T1"/></text:p>
      <text:p text:style-name="P51"><text:span text:style-name="T1"/></text:p>
      <text:p text:style-name="P51"><text:span text:style-name="T1"/></text:p>
      <text:p text:style-name="P51"><text:span text:style-name="T1"/></text:p>
      <text:p text:style-name="P51"><text:span text:style-name="T1"/></text:p>
      <text:p text:style-name="P51"><text:span text:style-name="T1"/></text:p>
      <text:p text:style-name="P51"><text:span text:style-name="T1"/></text:p>
      <text:p text:style-name="P51"><text:span text:style-name="T1"/></text:p>
      <text:p text:style-name="P51"><text:span text:style-name="T1"/></text:p>
      <text:p text:style-name="P123">VANTAGENS<text:span text:style-name="T145"> </text:span><text:span text:style-name="T146">MENTAIS </text:span><text:span text:style-name="T147">SOCIAIS</text:span>:</text:p>
      <text:p text:style-name="P106"/>
      <text:p text:style-name="P107">- <text:span text:style-name="T114">Language: Inglês </text:span></text:p>
      <text:p text:style-name="P104">(Nativo; Fala como Nativo e Escreve como Nativo)</text:p>
      <text:p text:style-name="P107">- <text:span text:style-name="T114">Language: Latim </text:span></text:p>
      <text:p text:style-name="P104">( Fala como Nativo e Escreve como Nativo)</text:p>
      <text:p text:style-name="P107">- <text:span text:style-name="T114">Language: Latim Vulgar</text:span></text:p>
      <text:p text:style-name="P104">( Fala como Nativo)</text:p>
      <text:p text:style-name="P104">- <text:span text:style-name="T114">Language: Grego </text:span></text:p>
      <text:p text:style-name="P104">( Fala com Sotaque e Escreve como Nativo)</text:p>
      <text:p text:style-name="P55"><text:span text:style-name="T1"/></text:p>
      <text:p text:style-name="P14">- Cultur<text:span text:style-name="T148">al</text:span> Adaptability</text:p>
      <text:p text:style-name="P16">Adaptabilidade Cultural (B35br)</text:p>
      <text:p text:style-name="P18"><text:span text:style-name="T1">O personagem esta familiarizado com</text:span></text:p>
      <text:p text:style-name="P20"><text:span text:style-name="T2">uma grande variedade de culturas. Quando</text:span></text:p>
      <text:p text:style-name="P20"><text:span text:style-name="T2">interage com elas, ele nunca sofre uma</text:span></text:p>
      <text:p text:style-name="P20"><text:span text:style-name="T2">penalidade de -3 devido ao “desconhecimento</text:span></text:p>
      <text:p text:style-name="P21"><text:span text:style-name="T2">cultural” descrito na secao </text:span><text:span text:style-name="T33">Cultura</text:span><text:span text:style-name="T34"> </text:span><text:span text:style-name="T2">(pag. 23). Essa e definitivamente uma</text:span><text:span text:style-name="T3"> </text:span><text:span text:style-name="T2">habilidade cinematografica! O custo em</text:span><text:span text:style-name="T3"> </text:span><text:span text:style-name="T2">pontos depende do nivel de familiaridade.</text:span><text:span text:style-name="T3"> </text:span></text:p>
      <text:p text:style-name="P21"><text:span text:style-name="T33">Adaptabilidade Cultural</text:span><text:span text:style-name="T2">: O personagem</text:span></text:p>
      <text:p text:style-name="P20"><text:span text:style-name="T2">esta familiarizado com todas as</text:span></text:p>
      <text:p text:style-name="P19"><text:span text:style-name="T1">culturas de sua propria raca. </text:span><text:span text:style-name="T40">10 pontos</text:span><text:span text:style-name="T1">.</text:span></text:p>
      <text:p text:style-name="P58"><text:span text:style-name="T1"/></text:p>
      <text:p text:style-name="P66"><text:span text:style-name="T64">-</text:span><text:span text:style-name="T63"> Social Chameleon</text:span></text:p>
      <text:p text:style-name="P71"><text:span text:style-name="T44">Camaleão Social (B46br)</text:span></text:p>
      <text:p text:style-name="P6"><text:span text:style-name="T20">O personagem sabe exatamente </text:span><text:span text:style-name="T2">quando e o que dizer a pessoas consideradas</text:span><text:span text:style-name="T6"> </text:span><text:span text:style-name="T2">socialmente superiores a</text:span><text:span text:style-name="T6"> </text:span><text:span text:style-name="T2">ele. Isso o isenta de penalidades de</text:span></text:p>
      <text:p text:style-name="P2"><text:span text:style-name="T2">reacao impostos pelas diferencas em</text:span><text:span text:style-name="T6"> </text:span><text:span text:style-name="T2">Hierarquia ou Status. Em situacoes</text:span><text:span text:style-name="T6"> </text:span><text:span text:style-name="T2">em que essas penalidades nao seriam</text:span><text:span text:style-name="T6"> </text:span><text:span text:style-name="T2">necessarias, o personagem recebe um </text:span><text:span text:style-name="T6">b</text:span><text:span text:style-name="T2">onus de +1 nos testes de reacao de</text:span><text:span text:style-name="T6"> </text:span><text:span text:style-name="T2">pessoas que exigem respeito (sacerdotes,</text:span><text:span text:style-name="T6"> </text:span><text:span text:style-name="T2">reis, etc.). Esta e uma vantagem</text:span></text:p>
      <text:p text:style-name="P60"><text:span text:style-name="T1">cinematografica.</text:span></text:p>
      <text:p text:style-name="P60"><text:span text:style-name="T1"/></text:p>
      <text:p text:style-name="P76"><text:span text:style-name="T44">- Charisma</text:span></text:p>
      <text:p text:style-name="P72"><text:span text:style-name="T44">Carisma (B47br)</text:span></text:p>
      <text:p text:style-name="P7"><text:span text:style-name="T83">O personagem tem uma aptidao natural </text:span><text:span text:style-name="T81">para impressi</text:span><text:span text:style-name="T2">onar e liderar outras</text:span><text:span text:style-name="T7"> </text:span><text:span text:style-name="T2">pessoas. Qualquer um pode conseguirum carisma ilusorio por</text:span><text:span text:style-name="T7"> </text:span><text:span text:style-name="T2">meio da boa</text:span><text:span text:style-name="T7"> </text:span><text:span text:style-name="T2">aparencia, boas maneiras e inteligencia,</text:span><text:span text:style-name="T7"> </text:span><text:span text:style-name="T2">mas o carisma </text:span><text:span text:style-name="T33">real </text:span><text:span text:style-name="T2">funciona independente</text:span><text:span text:style-name="T7"> </text:span><text:span text:style-name="T2">desses fatores. Cada nivel</text:span><text:span text:style-name="T7"> </text:span><text:span text:style-name="T2">concede um bonus de +1 em todos os</text:span><text:span text:style-name="T7"> </text:span><text:span text:style-name="T2">testes de reacao feitos por seres inteligentes</text:span><text:span text:style-name="T7"> </text:span><text:span text:style-name="T2">com quem o personagem interage</text:span><text:span text:style-name="T7"> </text:span><text:span text:style-name="T2">ativamente (em conversas, palestras,</text:span><text:span text:style-name="T7"> </text:span><text:span text:style-name="T2">etc.), alem de um bonus de +1 nos</text:span><text:span text:style-name="T7"> </text:span><text:span text:style-name="T2">testes de Influencia (v. </text:span><text:span text:style-name="T33">Testes de Influência</text:span><text:span text:style-name="T2">,</text:span><text:span text:style-name="T7"> </text:span><text:span text:style-name="T2">pag. 359) e +1 em Adivinhacao,</text:span></text:p>
      <text:p text:style-name="P59"><text:span text:style-name="T1">Lideranca, Mendicancia e Oratoria. O</text:span><text:span text:style-name="T29"> </text:span><text:span text:style-name="T1">Mestre pode definir que o Carisma do</text:span><text:span text:style-name="T29"> </text:span><text:span text:style-name="T1">personagem nao afeta os membros de</text:span><text:span text:style-name="T29"> racas muito diferentes.</text:span></text:p>
      <text:p text:style-name="P59"><text:span text:style-name="T29"/></text:p>
      <text:p text:style-name="P67"><text:span text:style-name="T65">-</text:span><text:span text:style-name="T63">Fearlessness</text:span></text:p>
      <text:p text:style-name="P85"><text:span text:style-name="T76">D</text:span><text:span text:style-name="T77">estemor</text:span></text:p>
      <text:p text:style-name="P79"><text:span text:style-name="T50">Nao e facil assustar nem intimidar o </text:span><text:span text:style-name="T44">personagem! Adicione o nivel de Destemor</text:span></text:p>
      <text:p text:style-name="P59"><text:span text:style-name="T29">do personagem ao atributo Vontade</text:span><text:span text:style-name="T30"> </text:span><text:span text:style-name="T29">toda vez que ele for fazer uma Verificacao</text:span><text:span text:style-name="T30"> </text:span><text:span text:style-name="T29">de Panico ou precisar resistir a pericia</text:span><text:span text:style-name="T30"> </text:span><text:span text:style-name="T29">Intimidacao (pag. 204) ou a um poder sobrenatural</text:span><text:span text:style-name="T30"> </text:span><text:span text:style-name="T29">que induza o medo. O nivel de</text:span><text:span text:style-name="T30"> </text:span><text:span text:style-name="T29">Destemor tambem deve ser subtraido dos</text:span><text:span text:style-name="T30"> </text:span><text:span text:style-name="T29">testes de Intimidacao feitos contra ele.</text:span></text:p>
      <text:p text:style-name="P59"><text:span text:style-name="T29"/></text:p>
      <text:p text:style-name="P68"><text:span text:style-name="T66">-</text:span><text:span text:style-name="T63">Empat</text:span><text:span text:style-name="T68">y</text:span></text:p>
      <text:p text:style-name="P73"><text:span text:style-name="T44">Empatia (B57br)</text:span></text:p>
      <text:p text:style-name="P81"><text:span text:style-name="T2">O personagem tem uma “sensibilidade”</text:span></text:p>
      <text:p text:style-name="P2"><text:span text:style-name="T2">para as outras pessoas. Quando</text:span><text:span text:style-name="T9"> </text:span><text:span text:style-name="T2">conhece ou encontra alguem depois de</text:span><text:span text:style-name="T9"> </text:span><text:span text:style-name="T2">uma longa separacao, ele pode pedir ao</text:span><text:span text:style-name="T9"> </text:span><text:span text:style-name="T2">Mestre que faca um teste de IQ em seu</text:span><text:span text:style-name="T9"> </text:span><text:span text:style-name="T2">lugar. O Mestre lhe dira entao, o que o</text:span><text:span text:style-name="T9"> </text:span><text:span text:style-name="T2">personagem “sente” em relacao aquela</text:span><text:span text:style-name="T9"> </text:span><text:span text:style-name="T2">pessoa. No caso de um fracasso no teste,</text:span><text:span text:style-name="T9"> </text:span><text:span text:style-name="T2">o Mestre deve dar uma </text:span><text:span text:style-name="T33">informação</text:span></text:p>
      <text:p text:style-name="P2"><text:span text:style-name="T33">falsa </text:span><text:span text:style-name="T2">para o jogador!</text:span><text:span text:style-name="T9"> </text:span><text:span text:style-name="T2">Este talento e excelente para identificar</text:span><text:span text:style-name="T9"> </text:span><text:span text:style-name="T2">impostores, possessoes por espiritos,</text:span><text:span text:style-name="T9"> </text:span><text:span text:style-name="T2">etc., e para descobrir a verdadeira</text:span></text:p>
      <text:p text:style-name="P2"><text:span text:style-name="T2">lealdade dos PdMs. Ele tambem pode</text:span><text:span text:style-name="T9"> </text:span><text:span text:style-name="T22">ser usado para descobrir se alguem esta </text:span><text:span text:style-name="T119">mentindo</text:span><text:span text:style-name="T120"> </text:span><text:span text:style-name="T119">— ele nao revela a verdade,</text:span><text:span text:style-name="T120"> </text:span><text:span text:style-name="T119">somente se a pessoa esta sendo sincera</text:span><text:span text:style-name="T120"> </text:span><text:span text:style-name="T119">ou nao com o personagem.</text:span><text:span text:style-name="T120"> (...)</text:span></text:p>
      <text:p text:style-name="P2"><text:span text:style-name="T122">Empatia</text:span><text:span text:style-name="T119">: A habilidade funciona com</text:span><text:span text:style-name="T120"> </text:span><text:span text:style-name="T119">o valor total da IQ e o bonus para Deteccao</text:span><text:span text:style-name="T120"> </text:span><text:span text:style-name="T119">de</text:span><text:span text:style-name="T120"> </text:span><text:span text:style-name="T119">Mentiras. Adivinhacao e Psicologia</text:span><text:span text:style-name="T120"> </text:span><text:span text:style-name="T121">recebem bonus igual a +3. </text:span><text:span text:style-name="T123">15 pontos</text:span><text:span text:style-name="T121">. Esta vantagem funciona apenas com </text:span><text:span text:style-name="T2">criaturas inteligentes (IQ 6+) e </text:span><text:span text:style-name="T33">naturais</text:span><text:span text:style-name="T2">.</text:span><text:span text:style-name="T9"> </text:span><text:span text:style-name="T2">Os equivalentes para animais, plantas e</text:span><text:span text:style-name="T9"> </text:span><text:span text:style-name="T2">entidades sobrenaturais sao Empatia</text:span></text:p>
      <text:p text:style-name="P59"><text:span text:style-name="T29">com Animais (pag. 57), Empatia com</text:span><text:span text:style-name="T31"> </text:span><text:span text:style-name="T29">Plantas (pag. 57) e Empatia com Espiritos</text:span><text:span text:style-name="T31"> (pag. 57), respectivamente.</text:span></text:p>
      <text:p text:style-name="P59"><text:span text:style-name="T31"/></text:p>
      <text:p text:style-name="P26"><text:span text:style-name="T128">-</text:span> Serendipity</text:p>
      <text:p text:style-name="P27">Serendipidade (B88br)</text:p>
      <text:p text:style-name="P29"><text:span text:style-name="T57">O personagem tem uma inclinacao </text:span><text:span text:style-name="T44">para estar no lugar certo na hora certa.</text:span><text:span text:style-name="T57"> </text:span><text:span text:style-name="T44">Cada nivel nesta caracteristica concede</text:span><text:span text:style-name="T57"> </text:span><text:span text:style-name="T44">o direito de uma coincidencia fortuita,</text:span><text:span text:style-name="T57"> </text:span><text:span text:style-name="T44">embora plausivel, a cada sessao de jogo.</text:span><text:span text:style-name="T57"> </text:span><text:span text:style-name="T44">Os detalhes ficam a cargo do Mestre.</text:span><text:span text:style-name="T57"> </text:span><text:span text:style-name="T44">Exemplo: o MJ pode declarar que um</text:span></text:p>
      <text:p text:style-name="P28"><text:span text:style-name="T44">dos guardas que o personagem precisa</text:span><text:span text:style-name="T57"> </text:span><text:span text:style-name="T44">convencer a deixa-lo passar e seu primo</text:span><text:span text:style-name="T57"> </text:span><text:span text:style-name="T44">ou que ha um carro esporte parado em</text:span><text:span text:style-name="T57"> </text:span><text:span text:style-name="T44">frente ao banco no exato momento em</text:span><text:span text:style-name="T57"> </text:span><text:span text:style-name="T44">que ele precisa de um para perseguir um</text:span><text:span text:style-name="T57"> </text:span><text:span text:style-name="T44">grupo de ladroes. De vez em quando, o</text:span><text:span text:style-name="T57"> </text:span><text:span text:style-name="T44">Mestre pode decidir que uma unica coincidencia</text:span><text:span text:style-name="T57"> </text:span><text:span text:style-name="T44">implausível ja conta como um</text:span></text:p>
      <text:p text:style-name="P28"><text:span text:style-name="T44">ou todos os golpes de sorte do personagem</text:span></text:p>
      <text:p text:style-name="P28"><text:span text:style-name="T44">numa determinada sessao de jogo</text:span><text:span text:style-name="T57"> </text:span><text:span text:style-name="T44">(ex.: o mecanico local tem todas as pecas</text:span><text:span text:style-name="T57"> </text:span><text:span text:style-name="T44">necessarias para construir um cinturao</text:span><text:span text:style-name="T57"> </text:span><text:span text:style-name="T44">antigravitacional de alta tecnologia).</text:span><text:span text:style-name="T57"> </text:span><text:span text:style-name="T44">O jogador tem liberdade para sugerir</text:span><text:span text:style-name="T57"> </text:span><text:span text:style-name="T44">ocorrencias de sorte ao Mestre, mas cabe</text:span><text:span text:style-name="T57"> </text:span><text:span text:style-name="T44">a este a palavra final. Se rejeitar todas as</text:span></text:p>
      <text:p text:style-name="P28"><text:span text:style-name="T44">ideias do jogador, mas nao conseguir incluir</text:span></text:p>
      <text:p text:style-name="P28"><text:span text:style-name="T44">Serendipidade naquela sessao de</text:span><text:span text:style-name="T57"> </text:span><text:span text:style-name="T44">jogo, esses golpes de sorte devem ser guardados</text:span><text:span text:style-name="T57"> para uma proxima sessao de jogo.</text:span></text:p>
      <text:p text:style-name="P102"><text:span text:style-name="T57"/></text:p>
      <text:p text:style-name="P69"><text:span text:style-name="T67">-</text:span><text:span text:style-name="T63">Luck</text:span></text:p>
      <text:p text:style-name="P74"><text:span text:style-name="T44">Sorte (B89br)</text:span></text:p>
      <text:p text:style-name="P82"><text:span text:style-name="T44">O personagem nasceu com sorte! Esta</text:span></text:p>
      <text:p text:style-name="P80"><text:span text:style-name="T44">caracteristica esta dividida em tres niveis</text:span></text:p>
      <text:p text:style-name="P78"><text:span text:style-name="T44">progressivamente “cinematograficos”:</text:span></text:p>
      <text:p text:style-name="P78"><text:span text:style-name="T44">Sorte: Uma vez a cada hora de jogo,</text:span></text:p>
      <text:p text:style-name="P78"><text:span text:style-name="T44">o personagem pode refazer duas vezes</text:span></text:p>
      <text:p text:style-name="P78"><text:span text:style-name="T44">um teste ruim e ficar com o melhor dos</text:span></text:p>
      <text:p text:style-name="P78"><text:span text:style-name="T44">tres resultados. O jogador precisa declarar</text:span></text:p>
      <text:p text:style-name="P8"><text:span text:style-name="T84">que esta usando a Sorte imediatamente </text:span></text:p>
      <text:p text:style-name="P2"><text:span text:style-name="T2">apos a jogada de dados. Depois</text:span><text:span text:style-name="T10"> </text:span><text:span text:style-name="T2">que o proprio jogador ou outra pessoa</text:span><text:span text:style-name="T10"> </text:span><text:span text:style-name="T2">fizer outro teste, sera tarde demais para</text:span><text:span text:style-name="T10"> </text:span><text:span text:style-name="T2">recorrer a Sorte. Se o Mestre estiver</text:span><text:span text:style-name="T10"> </text:span><text:span text:style-name="T2">fazendo o teste em segredo (ex.: para</text:span></text:p>
      <text:p text:style-name="P2"><text:span text:style-name="T2">ver se o personagem percebe alguma</text:span><text:span text:style-name="T10"> </text:span><text:span text:style-name="T2">coisa), o jogador deve dizer ao Mestre</text:span><text:span text:style-name="T10"> </text:span><text:span text:style-name="T2">que esta usando a Sorte antes da jogada</text:span><text:span text:style-name="T10"> </text:span><text:span text:style-name="T2">e ele tera que jogar tres vezes e usar o</text:span><text:span text:style-name="T10"> </text:span><text:span text:style-name="T23">melhor resultado. </text:span><text:span text:style-name="T36">15 pontos</text:span><text:span text:style-name="T23">.</text:span></text:p>
      <text:p text:style-name="P2"><text:span text:style-name="T23">A Sorte se aplica somente a testes de</text:span><text:span text:style-name="T24"> </text:span><text:span text:style-name="T2">habilidade, avaliacoes de dano e testes</text:span></text:p>
      <text:p text:style-name="P2"><text:span text:style-name="T2">de reacao, seja do personagem ou durante</text:span></text:p>
      <text:p text:style-name="P2"><text:span text:style-name="T2">eventos que afetam todo o grupo,</text:span><text:span text:style-name="T11"> </text:span><text:span text:style-name="T2">ou quando o personagem esta sendo</text:span><text:span text:style-name="T11"> </text:span><text:span text:style-name="T2">atacado (nesse caso, o jogador faz as</text:span><text:span text:style-name="T11"> </text:span><text:span text:style-name="T2">jogadas tres vezes pelo atacante e fica</text:span><text:span text:style-name="T11"> </text:span><text:span text:style-name="T2">com o pior resultado).</text:span><text:span text:style-name="T11"> </text:span><text:span text:style-name="T2">A Sorte nao pode ser compartilhada.</text:span><text:span text:style-name="T11"> </text:span><text:span text:style-name="T2">Se Sam, o Forte, esta</text:span><text:span text:style-name="T11"> </text:span><text:span text:style-name="T2">tentando</text:span><text:span text:style-name="T11"> </text:span><text:span text:style-name="T2">abrir uma porta com um pontape, Lou,</text:span><text:span text:style-name="T11"> </text:span><text:span text:style-name="T2">o Sortudo, nao pode ficar atras dele e</text:span></text:p>
      <text:p text:style-name="P2"><text:span text:style-name="T2">passar um pouco de sorte. Ele tera que</text:span></text:p>
      <text:p text:style-name="P2"><text:span text:style-name="T2">abrir a porta sozinho.</text:span><text:span text:style-name="T11"> </text:span><text:span text:style-name="T2">Depois que essa caracteristica for</text:span><text:span text:style-name="T11"> </text:span><text:span text:style-name="T2">utilizada, o jogador precisa esperar</text:span><text:span text:style-name="T11"> </text:span><text:span text:style-name="T2">uma hora do tempo real (30 minutos,</text:span></text:p>
      <text:p text:style-name="P2"><text:span text:style-name="T2">no caso de Sorte Extraordinaria, 10</text:span><text:span text:style-name="T11"> </text:span><text:span text:style-name="T2">minutos no caso de Sorte Impossivel)</text:span><text:span text:style-name="T11"> </text:span><text:span text:style-name="T2">antes de recorrer a ela novamente. O</text:span><text:span text:style-name="T11"> </text:span><text:span text:style-name="T2">personagem nao pode utilizar Sorte as</text:span><text:span text:style-name="T11"> </text:span><text:span text:style-name="T2">11:58 e novamente as 12:01, e tambem</text:span><text:span text:style-name="T11"> </text:span><text:span text:style-name="T2">nao pode economizar essa vantagem</text:span></text:p>
      <text:p text:style-name="P102"><text:span text:style-name="T16">para usa-la mais tarde ele nao pode jogar</text:span><text:span text:style-name="T11"> </text:span><text:span text:style-name="T16">durante horas sem usar a Sorte e</text:span><text:span text:style-name="T11"> </text:span><text:span text:style-name="T16">depois usa-la varias vezes em seguida!</text:span></text:p>
      <text:p text:style-name="P102"><text:span text:style-name="T16"/></text:p>
      <text:p text:style-name="P70"><text:span text:style-name="T44">-Talent (Gifted Artist)</text:span></text:p>
      <text:p text:style-name="P75"><text:span text:style-name="T44">Talento: Artista Talentoso (B90br)</text:span></text:p>
      <text:p text:style-name="P89"><text:span text:style-name="T78">"</text:span><text:span text:style-name="T2">Artista, Costura,</text:span><text:span text:style-name="T14"> </text:span><text:span text:style-name="T2">Fotografia, Joalheiro e Trabalhos</text:span><text:span text:style-name="T14"> </text:span><text:span text:style-name="T2">em Couro. </text:span><text:span text:style-name="T37">Bônus de reação</text:span><text:span text:style-name="T2">: qualquer</text:span><text:span text:style-name="T14"> </text:span><text:span text:style-name="T2">pessoa que adquirir ou apreciar o trabalho</text:span><text:span text:style-name="T14"> do personagem. </text:span><text:span text:style-name="T38">5 pontos/nível</text:span><text:span text:style-name="T14">."</text:span></text:p>
      <text:p text:style-name="P83"><text:span text:style-name="T2"/></text:p>
      <text:p text:style-name="P88"><text:soft-page-break/><text:span text:style-name="T12">O personagem tem uma aptidao </text:span><text:span text:style-name="T2">natural para um conjunto de pericias</text:span><text:span text:style-name="T12"> </text:span><text:span text:style-name="T2">intimamente relacionadas. “Talentos”</text:span><text:span text:style-name="T12"> </text:span><text:span text:style-name="T2">podem ser comprados em niveis e concedem</text:span><text:span text:style-name="T12"> </text:span><text:span text:style-name="T2">os seguintes beneficios:</text:span></text:p>
      <text:p text:style-name="P87"><text:span text:style-name="T2">• Um bonus de +1 por nivel em todas</text:span><text:span text:style-name="T12"> </text:span><text:span text:style-name="T2">as pericias afetadas, ate mesmo nos</text:span><text:span text:style-name="T12"> </text:span><text:span text:style-name="T2">testes com valores pre-definidos. Isso</text:span><text:span text:style-name="T12"> </text:span><text:span text:style-name="T2">aumenta o valor efetivo </text:span><text:span text:style-name="T37">apenas </text:span><text:span text:style-name="T2">no atributo</text:span><text:span text:style-name="T12"> </text:span><text:span text:style-name="T2">relacionado a pericia; logo, essa e</text:span><text:span text:style-name="T12"> </text:span><text:span text:style-name="T2">uma forma barata de se tornar capacitado</text:span><text:span text:style-name="T12"> </text:span><text:span text:style-name="T2">em uma pequena classe de pericias</text:span><text:span text:style-name="T12"> </text:span><text:span text:style-name="T2">(os generalistas vao perceber que a</text:span></text:p>
      <text:p text:style-name="P87"><text:span text:style-name="T2">relacao custo-beneficio e melhor quando</text:span></text:p>
      <text:p text:style-name="P87"><text:span text:style-name="T2">se aumenta o valor do atributo).</text:span></text:p>
      <text:p text:style-name="P87"><text:span text:style-name="T2">• Um bonus de +1 por nivel em todos</text:span><text:span text:style-name="T12"> </text:span><text:span text:style-name="T2">os testes de reacao feitos por qualquer</text:span><text:span text:style-name="T12"> </text:span><text:span text:style-name="T2">pessoa capaz de perceber o Talento</text:span><text:span text:style-name="T12"> </text:span><text:span text:style-name="T2">do personagem, se existir a chance</text:span><text:span text:style-name="T12"> </text:span><text:span text:style-name="T2">de ela ficar impressionada com sua</text:span></text:p>
      <text:p text:style-name="P87"><text:span text:style-name="T2">aptidao (a criterio do Mestre). Para receber</text:span></text:p>
      <text:p text:style-name="P87"><text:span text:style-name="T2">esse bonus, o personagem precisa</text:span><text:span text:style-name="T12"> </text:span><text:span text:style-name="T2">demonstrar seu Talento — geralmente</text:span><text:span text:style-name="T12"> utilizando as pericias afetadas.</text:span></text:p>
      <text:p text:style-name="P2"><text:span text:style-name="T25">•</text:span><text:span text:style-name="T17"> Uma reducao no tempo necessario</text:span><text:span text:style-name="T26"> </text:span><text:span text:style-name="T2">para aprender as pericias afetadas</text:span><text:span text:style-name="T13"> </text:span><text:span text:style-name="T2">durante o jogo, independentemente</text:span><text:span text:style-name="T13"> </text:span><text:span text:style-name="T2">de </text:span><text:span text:style-name="T33">como </text:span><text:span text:style-name="T2">o personagem as aprende.</text:span><text:span text:style-name="T13"> </text:span><text:span text:style-name="T2">Reduza o tempo em 10% por nivel</text:span></text:p>
      <text:p text:style-name="P2"><text:span text:style-name="T2">de Talento; ex.: Companheiro Animal</text:span><text:span text:style-name="T13"> </text:span><text:span text:style-name="T2">2 permite que o personagem aprenda</text:span><text:span text:style-name="T13"> </text:span><text:span text:style-name="T2">pericias relacionadas com animais em</text:span><text:span text:style-name="T13"> </text:span><text:span text:style-name="T2">80% do tempo normal. Isso nao surte</text:span><text:span text:style-name="T13"> v</text:span><text:span text:style-name="T2">nenhum efeito sobre o </text:span><text:span text:style-name="T33">custo em pontos</text:span><text:span text:style-name="T35"> </text:span><text:span text:style-name="T17">das pericias.</text:span></text:p>
      <text:p text:style-name="P2"><text:span text:style-name="T17">O personagem nunca pode ter</text:span><text:span text:style-name="T26"> </text:span><text:span text:style-name="T2">mais que quatro niveis em um determinado</text:span><text:span text:style-name="T13"> </text:span><text:span text:style-name="T2">Talento. No entanto, talentos</text:span><text:span text:style-name="T13"> </text:span><text:span text:style-name="T2">que se sobrepoe (e apenas eles) podem</text:span><text:span text:style-name="T13"> conceder bonus maiores que +4 </text:span><text:span text:style-name="T2">a uma pericia.</text:span></text:p>
      <text:p text:style-name="P2"><text:span text:style-name="T2">O custo de um Talento depende do</text:span><text:span text:style-name="T13"> </text:span><text:span text:style-name="T2">tamanho do grupo de pericias afetadas:</text:span><text:span text:style-name="T13"> </text:span><text:span text:style-name="T2">Pequeno (6 ou menos pericias relacionadas):</text:span><text:span text:style-name="T13"> </text:span><text:span text:style-name="T33">5 pontos/nível</text:span><text:span text:style-name="T2">.</text:span></text:p>
      <text:p text:style-name="P2"><text:span text:style-name="T2">Medio (7 a 12 pericias relacionadas):</text:span><text:span text:style-name="T13"> </text:span><text:span text:style-name="T33">10</text:span><text:span text:style-name="T35"> </text:span><text:span text:style-name="T33">pontos/nível</text:span><text:span text:style-name="T2">.</text:span></text:p>
      <text:p text:style-name="P2"><text:span text:style-name="T2">Grande (13 ou mais pericias relacionadas):</text:span></text:p>
      <text:p text:style-name="P2"><text:span text:style-name="T33">15 pontos/nível</text:span><text:span text:style-name="T2">.</text:span></text:p>
      <text:p text:style-name="P2"><text:span text:style-name="T2">No que se refere aos Talentos, pericias</text:span><text:span text:style-name="T13"> </text:span><text:span text:style-name="T2">com multiplas especializacoes</text:span><text:span text:style-name="T13"> </text:span><text:span text:style-name="T2">sao consideradas uma unica pericia.</text:span><text:span text:style-name="T13"> </text:span><text:span text:style-name="T2">Depois que o Talento e adquirido, a</text:span><text:span text:style-name="T13"> </text:span><text:span text:style-name="T2">lista de pericias afetadas e definitiva</text:span><text:span text:style-name="T13"> </text:span><text:span text:style-name="T2">(excecao: o Mestre pode determinar</text:span></text:p>
      <text:p text:style-name="P2"><text:span text:style-name="T2">que um determinado Talento afeta</text:span><text:span text:style-name="T13"> </text:span><text:span text:style-name="T2">novas</text:span><text:span text:style-name="T13"> </text:span><text:span text:style-name="T2">pericias que apareceram</text:span><text:span text:style-name="T13"> </text:span><text:span text:style-name="T2">em suplementos subsequentes de</text:span><text:span text:style-name="T13"> </text:span><text:span text:style-name="T129">GURPS</text:span><text:span text:style-name="T2">, ou pericias que ele inventar</text:span><text:span text:style-name="T13"> </text:span><text:span text:style-name="T2">durante a campanha — considerando</text:span></text:p>
      <text:p text:style-name="P2"><text:span text:style-name="T2">que o talento e de algum valor para</text:span><text:span text:style-name="T13"> </text:span><text:span text:style-name="T2">elas).</text:span></text:p>
      <text:p text:style-name="P2"><text:span text:style-name="T2"/></text:p>
      <text:p text:style-name="P93"><text:span text:style-name="T44">-Talent (Gifted Artist)</text:span></text:p>
      <text:p text:style-name="P94"><text:span text:style-name="T44">Talento: </text:span><text:span text:style-name="T51">Agente Cativante</text:span><text:span text:style-name="T44"> (B90br)</text:span></text:p>
      <text:p text:style-name="P89"><text:span text:style-name="T130">"</text:span><text:span text:style-name="T2">Boemia, Deteccao</text:span><text:span text:style-name="T14"> </text:span><text:span text:style-name="T2">de Mentiras, Diplomacia,</text:span></text:p>
      <text:p text:style-name="P87"><text:span text:style-name="T2">Dissimulacao, Intimidacao, Labia,</text:span><text:span text:style-name="T14"> </text:span><text:span text:style-name="T2">Lideranca, Manha, Mendicancia,</text:span><text:span text:style-name="T14"> </text:span><text:span text:style-name="T2">Oratoria, Politica, </text:span><text:span text:style-name="T37">Sex Appeal </text:span><text:span text:style-name="T2">e Trato</text:span><text:span text:style-name="T14"> </text:span><text:span text:style-name="T2">Social. </text:span><text:span text:style-name="T37">Bônus de reação</text:span><text:span text:style-name="T2">:</text:span><text:span text:style-name="T14"> </text:span><text:span text:style-name="T2">enganadores,</text:span><text:span text:style-name="T14"> </text:span><text:span text:style-name="T2">politicos, vendedores, etc., mas</text:span></text:p>
      <text:p text:style-name="P87"><text:span text:style-name="T2">so se o personagem nao estiver tentando</text:span></text:p>
      <text:p text:style-name="P101"><text:span text:style-name="T16">manipula-los. </text:span><text:span text:style-name="T39">15 pontos/nível</text:span><text:span text:style-name="T16">."</text:span></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101"><text:span text:style-name="T16"/></text:p>
      <text:p text:style-name="P99"><text:soft-page-break/><text:span text:style-name="T46">VANTAGENS</text:span><text:span text:style-name="T47"> FÍSICAS:</text:span></text:p>
      <text:p text:style-name="P61"><text:span text:style-name="T32"/></text:p>
      <text:p text:style-name="P61">- Appearence</text:p>
      <text:p text:style-name="P38">Aparência: Elegante (B21br)</text:p>
      <text:p text:style-name="P5"><text:span text:style-name="T18">O personagem </text:span><text:span text:style-name="T2">poderia entrar em concursos de beleza.</text:span><text:span text:style-name="T4"> </text:span><text:span text:style-name="T2">Esta caracteristica concede um bonus</text:span></text:p>
      <text:p text:style-name="P2"><text:span text:style-name="T2">de +4 nos testes de reacao feitos por pessoas</text:span></text:p>
      <text:p text:style-name="P2"><text:span text:style-name="T2">que se sentem atraidas por membros</text:span><text:span text:style-name="T4"> </text:span><text:span text:style-name="T2">do sexo do personagem e um bonus</text:span><text:span text:style-name="T4"> </text:span><text:span text:style-name="T82">de +2 para todas as outras. 12 pontos.</text:span></text:p>
      <text:p text:style-name="P2"><text:span text:style-name="T82"/></text:p>
      <text:p text:style-name="P23"><text:span text:style-name="T86">-</text:span><text:span text:style-name="T85">Fit</text:span></text:p>
      <text:p text:style-name="P24"><text:span text:style-name="T73">Boa Forma (B45br)</text:span></text:p>
      <text:p text:style-name="P25"><text:span text:style-name="T73">O </text:span><text:span text:style-name="T2">personagem tem um sistema cardiovascular</text:span></text:p>
      <text:p text:style-name="P22"><text:span text:style-name="T2">mais saudavel do que indica</text:span><text:span text:style-name="T5"> </text:span><text:span text:style-name="T2">seu valor de HT. Esta vantagem pode</text:span><text:span text:style-name="T5"> </text:span><text:span text:style-name="T2">ser comprada em dois niveis:</text:span></text:p>
      <text:p text:style-name="P22"><text:span text:style-name="T33">Boa Forma</text:span><text:span text:style-name="T2">: O personagem recebe</text:span><text:span text:style-name="T5"> </text:span><text:span text:style-name="T2">um bonus de +1 em todos os testes de</text:span><text:span text:style-name="T5"> </text:span><text:span text:style-name="T2">HT (para manter a consciencia, evitar a</text:span><text:span text:style-name="T5"> </text:span><text:span text:style-name="T2">morte, resistir doencas e venenos, etc.).</text:span><text:span text:style-name="T5"> </text:span><text:span text:style-name="T2">Isso nao melhora o valor da HT nem</text:span><text:span text:style-name="T5"> </text:span><text:span text:style-name="T2">das pericias baseadas nela! Ele tambem</text:span></text:p>
      <text:p text:style-name="P22"><text:span text:style-name="T2">recupera PF no dobro da velocidadenormal.</text:span></text:p>
      <text:p text:style-name="P22"><text:span text:style-name="T2"><text:s/></text:span><text:span text:style-name="T33">5 pontos</text:span><text:span text:style-name="T2">.</text:span></text:p>
      <text:p text:style-name="P22"><text:span text:style-name="T33">Ótima Forma</text:span><text:span text:style-name="T2">: Funciona da mesma</text:span><text:span text:style-name="T5"> </text:span><text:span text:style-name="T2">maneira que o nivel anterior, mas o</text:span><text:span text:style-name="T5"> </text:span><text:span text:style-name="T2">personagem ganha um bonus de +2 nos</text:span><text:span text:style-name="T5"> </text:span><text:span text:style-name="T2">testes de HT. Alem disso, o personagem</text:span><text:span text:style-name="T5"> </text:span><text:span text:style-name="T2">perde PF na metade da velocidade normal.</text:span><text:span text:style-name="T5"> </text:span><text:span text:style-name="T33">15 pontos</text:span><text:span text:style-name="T2">.</text:span></text:p>
      <text:p text:style-name="P20"><text:span text:style-name="T2">Nos dois casos, essa vantagem se</text:span><text:span text:style-name="T5"> </text:span><text:span text:style-name="T2">aplica</text:span><text:span text:style-name="T5"> </text:span><text:span text:style-name="T2">somente aos PF perdidos por esforco,</text:span><text:span text:style-name="T5"> </text:span><text:span text:style-name="T2">calor, etc. Ela nao tem qualquer</text:span><text:span text:style-name="T5"> </text:span><text:span text:style-name="T2">efeito sobre os PF gastos para fazer magicas</text:span><text:span text:style-name="T5"> </text:span><text:span text:style-name="T19">ou usar poderes psiquicos.</text:span></text:p>
      <text:p text:style-name="P2"><text:span text:style-name="T19"/></text:p>
      <text:p text:style-name="P77"><text:span text:style-name="T27"/></text:p>
      <text:p text:style-name="P77"><text:span text:style-name="T2"/></text:p>
      <text:p text:style-name="P7"><text:span text:style-name="T21"/></text:p>
      <text:p text:style-name="P2"><text:span text:style-name="T21"/></text:p>
      <text:p text:style-name="P2"><text:span text:style-name="T21"/></text:p>
      <text:p text:style-name="P79"><text:span text:style-name="T63"/></text:p>
      <text:p text:style-name="P79"><text:span text:style-name="T63"/></text:p>
      <text:p text:style-name="P2"><text:span text:style-name="T82"/></text:p>
      <text:p text:style-name="P84"><text:span text:style-name="T86">-High Manual Dexterity</text:span><text:span text:style-name="T85"> 3</text:span></text:p>
      <text:p text:style-name="P86"><text:span text:style-name="T73">Destreza Manual Elevada 3</text:span></text:p>
      <text:p text:style-name="P92"><text:span text:style-name="T28">O personagem possui uma habilidade </text:span><text:span text:style-name="T2">motora notavel. Cada nivel (ate no</text:span><text:span text:style-name="T8"> </text:span><text:span text:style-name="T2">maximo 4) concede um bonus de +1 na</text:span><text:span text:style-name="T8"> </text:span><text:span text:style-name="T2">DX para tarefas que</text:span><text:span text:style-name="T8"> e</text:span><text:span text:style-name="T2">xigem um toque</text:span><text:span text:style-name="T8"> </text:span><text:span text:style-name="T2">delicado. Isso inclui todos os testes de</text:span><text:span text:style-name="T8"> </text:span><text:span text:style-name="T2">DX das pericias Arrombamento, Artista,</text:span><text:span text:style-name="T8"> </text:span><text:span text:style-name="T2">Cirurgia, Costura, Habilidade com Nos,</text:span><text:span text:style-name="T8"> </text:span><text:span text:style-name="T2">Joalheiro, Prestidigitacao, Punga e Trabalhos</text:span><text:span text:style-name="T8"> </text:span><text:span text:style-name="T2">em Couro, assim como aqueles</text:span></text:p>
      <text:p text:style-name="P91"><text:span text:style-name="T2">necessarios para se fazer um trabalho</text:span><text:span text:style-name="T8"> </text:span><text:span text:style-name="T2">preciso como Maquinista ou Mecanica</text:span><text:span text:style-name="T8"> </text:span><text:span text:style-name="T2">(numa relojoaria, por exemplo). Esse</text:span><text:span text:style-name="T8"> </text:span><text:span text:style-name="T2">bonus </text:span><text:span text:style-name="T33">não </text:span><text:span text:style-name="T2">se aplica a tarefas baseadas</text:span><text:span text:style-name="T8"> </text:span><text:span text:style-name="T2">em IQ, tarefas em grande-escala baseadas</text:span><text:span text:style-name="T8"> </text:span><text:span text:style-name="T2">em DX ou jogadas de dado relacionadas</text:span><text:span text:style-name="T8"> </text:span><text:span text:style-name="T28">a combates de qualquer tipo.</text:span></text:p>
      <text:p text:style-name="P100"><text:span text:style-name="T2"/></text:p>
      <text:p text:style-name="P97"><text:span text:style-name="T44">- Alcohol Tolerance</text:span></text:p>
      <text:p text:style-name="P95"><text:span text:style-name="T44">Tolerância ao álcool (B101br)</text:span></text:p>
      <text:p text:style-name="P90"><text:span text:style-name="T15">O corpo do personagem digere o alcool </text:span><text:span text:style-name="T2">com uma eficiencia notavel. Ele e</text:span><text:span text:style-name="T15"> </text:span><text:span text:style-name="T2">capaz de beber durante um periodo indefinido</text:span><text:span text:style-name="T15"> </text:span><text:span text:style-name="T2">sem sofrer</text:span><text:span text:style-name="T15"> </text:span><text:span text:style-name="T2">quaisquer efeitos nocivos,</text:span><text:span text:style-name="T15"> </text:span><text:span text:style-name="T2">contudo, a </text:span><text:span text:style-name="T37">bebedeira </text:span><text:span text:style-name="T2">o afeta como</text:span><text:span text:style-name="T15"> </text:span><text:span text:style-name="T2">a qualquer outra pessoa. Ele</text:span><text:span text:style-name="T15"> </text:span><text:span text:style-name="T2">tambem recebe</text:span><text:span text:style-name="T15"> </text:span><text:span text:style-name="T2">um bonus de +2 em todos os testes</text:span><text:span text:style-name="T15"> de HT relacionados ao alcoolismo.</text:span></text:p>
      <text:p text:style-name="P74"><text:span text:style-name="T44"/></text:p>
      <text:p text:style-name="P74"><text:span text:style-name="T44"/></text:p>
      <text:p text:style-name="P62"><text:span text:style-name="T70"/></text:p>
      <text:p text:style-name="P2"><text:span text:style-name="T82"/></text:p>
      <text:p text:style-name="P2"><text:span text:style-name="T82"/></text:p>
      <text:p text:style-name="P2"><text:span text:style-name="T82"/></text:p>
      <text:p text:style-name="P2"><text:span text:style-name="T82"/></text:p>
      <text:p text:style-name="P2"><text:span text:style-name="T82"/></text:p>
      <text:p text:style-name="P2"><text:span text:style-name="T82"/></text:p>
      <text:p text:style-name="P2"><text:span text:style-name="T82"/></text:p>
      <text:p text:style-name="P2"><text:span text:style-name="T82"/></text:p>
      <text:p text:style-name="P2"><text:span text:style-name="T82"/></text:p>
      <text:p text:style-name="P2"><text:span text:style-name="T82"/></text:p>
      <text:p text:style-name="P2"><text:span text:style-name="T82"/></text:p>
      <text:p text:style-name="P2"><text:span text:style-name="T82"/></text:p>
      <text:p text:style-name="P2"><text:span text:style-name="T82"/></text:p>
      <text:p text:style-name="P2"><text:span text:style-name="T82"/></text:p>
      <text:p text:style-name="P2"><text:span text:style-name="T82"/></text:p>
      <text:p text:style-name="P2"><text:span text:style-name="T82"/></text:p>
      <text:p text:style-name="P2"><text:span text:style-name="T82"/></text:p>
      <text:p text:style-name="P2"><text:span text:style-name="T82"/></text:p>
      <text:p text:style-name="P2"><text:span text:style-name="T82"/></text:p>
      <text:p text:style-name="P2"><text:span text:style-name="T82"/></text:p>
      <text:p text:style-name="P2"><text:span text:style-name="T82"/></text:p>
      <text:p text:style-name="P2"><text:span text:style-name="T82"/></text:p>
      <text:p text:style-name="P2"><text:span text:style-name="T82"/></text:p>
      <text:p text:style-name="P2"><text:span text:style-name="T82"/></text:p>
      <text:p text:style-name="P2"><text:span text:style-name="T82"/></text:p>
      <text:p text:style-name="P2"><text:span text:style-name="T82"/></text:p>
      <text:p text:style-name="P2"><text:span text:style-name="T82"/></text:p>
      <text:p text:style-name="P2"><text:span text:style-name="T82"/></text:p>
      <text:p text:style-name="P2"><text:span text:style-name="T82"/></text:p>
      <text:p text:style-name="P2"><text:span text:style-name="T82"/></text:p>
      <text:p text:style-name="P2"><text:span text:style-name="T82"/></text:p>
      <text:p text:style-name="P2"><text:span text:style-name="T82"/></text:p>
      <text:p text:style-name="P2"><text:span text:style-name="T82"/></text:p>
      <text:p text:style-name="P2"><text:span text:style-name="T82"/></text:p>
      <text:p text:style-name="P2"><text:span text:style-name="T82"/></text:p>
      <text:p text:style-name="P2"><text:span text:style-name="T82"/></text:p>
      <text:p text:style-name="P2"><text:span text:style-name="T82"/></text:p>
      <text:p text:style-name="P2"><text:span text:style-name="T82"/></text:p>
      <text:p text:style-name="P2"><text:span text:style-name="T82"/></text:p>
      <text:p text:style-name="P2"><text:span text:style-name="T82"/></text:p>
      <text:p text:style-name="P2"><text:span text:style-name="T82"/></text:p>
      <text:p text:style-name="P2"><text:span text:style-name="T82"/></text:p>
      <text:p text:style-name="P2"><text:span text:style-name="T82"/></text:p>
      <text:p text:style-name="P2"><text:span text:style-name="T82"/></text:p>
      <text:p text:style-name="P2"><text:span text:style-name="T82"/></text:p>
      <text:p text:style-name="P2"><text:span text:style-name="T82"/></text:p>
      <text:p text:style-name="P2"><text:span text:style-name="T82"/></text:p>
      <text:p text:style-name="P2"><text:span text:style-name="T82"/></text:p>
      <text:p text:style-name="P2"><text:span text:style-name="T82"/></text:p>
      <text:p text:style-name="P2"><text:span text:style-name="T82"/></text:p>
      <text:p text:style-name="P2"><text:span text:style-name="T82"/></text:p>
      <text:p text:style-name="P2"><text:span text:style-name="T82"/></text:p>
      <text:p text:style-name="P2"><text:span text:style-name="T82"/></text:p>
      <text:p text:style-name="P2"><text:span text:style-name="T82"/></text:p>
      <text:p text:style-name="P121"><text:span text:style-name="T94">DES</text:span><text:span text:style-name="T95">VANTAGENS:</text:span></text:p>
      <text:p text:style-name="P42"><text:span text:style-name="T95"/></text:p>
      <text:p text:style-name="P33">- Duty (Convent)</text:p>
      <text:p text:style-name="P37">Dever (B133br)</text:p>
      <text:p text:style-name="P65"><text:span text:style-name="T49">Se a ocupacao ou posicao social do personagem </text:span><text:span text:style-name="T44">impuserem a ele uma obrigacao</text:span></text:p>
      <text:p text:style-name="P65"><text:span text:style-name="T44">pessoal significativa em relacao a outras</text:span></text:p>
      <text:p text:style-name="P65"><text:span text:style-name="T44">pessoas e, ocasionalmente, o obrigarem a</text:span></text:p>
      <text:p text:style-name="P65"><text:span text:style-name="T44">obedecer a ordens perigosas, ele tera um</text:span></text:p>
      <text:p text:style-name="P65"><text:span text:style-name="T44">“Dever”. Esta desvantagem geralmente</text:span></text:p>
      <text:p text:style-name="P65"><text:span text:style-name="T44">acompanha Hierarquia (pag. 29), Patronos</text:span></text:p>
      <text:p text:style-name="P65"><text:span text:style-name="T44">(pag. 75) ou uma das caracteristicas apresentadas</text:span><text:span text:style-name="T49"> </text:span><text:span text:style-name="T44">no paragrafo </text:span><text:span text:style-name="T61">Privilégio </text:span><text:span text:style-name="T44">(pag. 30).</text:span></text:p>
      <text:p text:style-name="P65"><text:span text:style-name="T44">Um trabalho particularmente arduo</text:span><text:span text:style-name="T49"> </text:span><text:span text:style-name="T44">pode se qualificar como um Dever, mas</text:span><text:span text:style-name="T49"> </text:span><text:span text:style-name="T44">isso nao acontece com a maioria dos</text:span><text:span text:style-name="T49"> </text:span><text:span text:style-name="T44">empregos. Um senso de dever autoimposto</text:span><text:span text:style-name="T49"> </text:span><text:span text:style-name="T44">nao conta como um Dever (mas</text:span><text:span text:style-name="T49"> </text:span><text:span text:style-name="T44">ainda pode se qualificar como desvantagem;</text:span><text:span text:style-name="T49"> </text:span><text:span text:style-name="T44">consulte </text:span><text:span text:style-name="T61">Senso do Dever</text:span><text:span text:style-name="T44">, pag.</text:span></text:p>
      <text:p text:style-name="P65"><text:span text:style-name="T44">156). Por fim, o jogador nao pode exigir</text:span></text:p>
      <text:p text:style-name="P65"><text:span text:style-name="T44">pontos por um Dever relacionado a um</text:span></text:p>
      <text:p text:style-name="P65"><text:span text:style-name="T44">Dependente (pag. 130); os pontos recebidos</text:span></text:p>
      <text:p text:style-name="P65"><text:span text:style-name="T44">pela segunda desvantagem ja refletem</text:span></text:p>
      <text:p text:style-name="P56"><text:span text:style-name="T95">obrigacoes desse tipo.</text:span></text:p>
      <text:p text:style-name="P56"><text:span text:style-name="T93">O Mestre pode restringir os Deveres</text:span></text:p>
      <text:p text:style-name="P65"><text:span text:style-name="T44">permitidos em uma campanha ou ate</text:span></text:p>
      <text:p text:style-name="P65"><text:span text:style-name="T44">mesmo proibi-los completamente se</text:span></text:p>
      <text:p text:style-name="P65"><text:span text:style-name="T44">achar que eles vao prejudicar o andamento</text:span></text:p>
      <text:p text:style-name="P65"><text:span text:style-name="T44">da aventura.</text:span><text:span text:style-name="T49"> </text:span><text:span text:style-name="T44">Se o personagem tiver um Dever, o Mestre</text:span><text:span text:style-name="T49"> </text:span><text:span text:style-name="T44">deve fazer uma jogada no inicio de cada</text:span><text:span text:style-name="T49"> </text:span><text:span text:style-name="T44">aventura para averiguar se ele surgira durante</text:span><text:span text:style-name="T49"> </text:span><text:span text:style-name="T44">o jogo. Um “chamado para cumprir</text:span></text:p>
      <text:p text:style-name="P65"><text:span text:style-name="T44">seu dever” pode atrapalhar seus planos...</text:span></text:p>
      <text:p text:style-name="P65"><text:span text:style-name="T44">ou pode ser a </text:span><text:span text:style-name="T61">razão </text:span><text:span text:style-name="T44">da aventura! Talvez</text:span></text:p>
      <text:p text:style-name="P65"><text:span text:style-name="T44">o chefe do personagem tenha designado</text:span></text:p>
      <text:p text:style-name="P65"><text:span text:style-name="T44">uma tarefa secreta ou os associados dela</text:span></text:p>
      <text:p text:style-name="P65"><text:span text:style-name="T44">o estejam atormentando enquanto ele esta</text:span></text:p>
      <text:p text:style-name="P65"><text:span text:style-name="T44">oficialmente “de licenca”. Se o personagem</text:span></text:p>
      <text:p text:style-name="P65"><text:span text:style-name="T44">tentar ignorar seu Dever, o Mestre tem liberdade</text:span><text:span text:style-name="T49"> </text:span><text:span text:style-name="T44">de penaliza-lo por ma atuacao.</text:span></text:p>
      <text:p text:style-name="P65"><text:span text:style-name="T44">O custo basico em pontos desta desvantagem</text:span></text:p>
      <text:p text:style-name="P65"><text:span text:style-name="T44">depende da frequencia com</text:span></text:p>
      <text:p text:style-name="P49">que ela aparece no jogo:</text:p>
      <text:p text:style-name="P65"><text:span text:style-name="T49">Quase o tempo todo (resultado de </text:span><text:span text:style-name="T44">15 ou menos): </text:span><text:span text:style-name="T61">-15 pontos</text:span><text:span text:style-name="T44">. Neste nivel,</text:span><text:span text:style-name="T49"> </text:span><text:span text:style-name="T44">o Mestre pode determinar que o personagem</text:span><text:span text:style-name="T49"> </text:span><text:span text:style-name="T44">esta sempre de plantao.</text:span><text:span text:style-name="T49"> </text:span><text:span text:style-name="T44">Com bastante frequencia (resultado</text:span></text:p>
      <text:p text:style-name="P65"><text:span text:style-name="T44">de 12 ou menos): </text:span><text:span text:style-name="T61">-10 pontos</text:span><text:span text:style-name="T44">.</text:span><text:span text:style-name="T49"> </text:span><text:span text:style-name="T44">Com pouca frequencia (resultado</text:span><text:span text:style-name="T49"> </text:span><text:span text:style-name="T44">de 9 ou menos): </text:span><text:span text:style-name="T61">-5 pontos</text:span><text:span text:style-name="T44">.</text:span><text:span text:style-name="T49"> </text:span><text:span text:style-name="T44">Esporadicamente (resultado de 6</text:span></text:p>
      <text:p text:style-name="P65"><text:span text:style-name="T44">ou menos): </text:span><text:span text:style-name="T61">-2 pontos</text:span><text:span text:style-name="T44">.</text:span><text:span text:style-name="T49"> </text:span><text:span text:style-name="T44">Os valores acima representam o custo</text:span><text:span text:style-name="T49"> </text:span><text:span text:style-name="T44">de um Dever que e ocasionalmente</text:span><text:span text:style-name="T49"> </text:span><text:span text:style-name="T44">perigoso, mas foi imposto por questoes</text:span><text:span text:style-name="T49"> </text:span><text:span text:style-name="T44">comuns a sociedade. Se isso nao descreve</text:span><text:span text:style-name="T49"> </text:span><text:span text:style-name="T44">o Dever do personagem, entao e</text:span></text:p>
      <text:p text:style-name="P49">preciso alterar o custo:</text:p>
      <text:p text:style-name="P48"><text:span text:style-name="T88">Extremamente Perigoso</text:span>: O personagem</text:p>
      <text:p text:style-name="P65"><text:span text:style-name="T44">sempre se coloca em situacoes</text:span></text:p>
      <text:p text:style-name="P65"><text:span text:style-name="T44">de risco de vida ou de sofrer ferimentos</text:span></text:p>
      <text:p text:style-name="P65"><text:span text:style-name="T44">graves quando precisa cumprir seu</text:span></text:p>
      <text:p text:style-name="P65"><text:span text:style-name="T44">Dever. Ele sofre consequencias graves</text:span></text:p>
      <text:p text:style-name="P65"><text:span text:style-name="T44">caso se recuse a assumir esses riscos:</text:span></text:p>
      <text:p text:style-name="P65"><text:span text:style-name="T44">desonra, aprisionamento ou talvez ate</text:span></text:p>
      <text:p text:style-name="P65"><text:span text:style-name="T44">mesmo a morte. Cabe ao Mestre decidir</text:span></text:p>
      <text:p text:style-name="P65"><text:span text:style-name="T44">se um Dever e “extremamente perigoso”</text:span></text:p>
      <text:p text:style-name="P65"><text:span text:style-name="T44">em sua campanha. </text:span><text:span text:style-name="T61">-5 pontos</text:span><text:span text:style-name="T44">.</text:span></text:p>
      <text:p text:style-name="P65"><text:span text:style-name="T61">Inofensivo</text:span><text:span text:style-name="T44">: O Dever do personagem</text:span></text:p>
      <text:p text:style-name="P65"><text:span text:style-name="T44">nunca o coloca em risco de vida. Esta</text:span></text:p>
      <text:p text:style-name="P65"><text:span text:style-name="T44">opcao e mutuamente excludente com</text:span></text:p>
      <text:p text:style-name="P65"><text:span text:style-name="T44">Extremamente Perigoso. </text:span><text:span text:style-name="T61">+5 pontos </text:span><text:span text:style-name="T44">(se</text:span></text:p>
      <text:p text:style-name="P65"><text:span text:style-name="T44">isso aumentar o custo do Dever para 0</text:span></text:p>
      <text:p text:style-name="P65"><text:span text:style-name="T44">ou mais pontos, entao se trata de uma</text:span></text:p>
      <text:p text:style-name="P65"><text:span text:style-name="T44">funcao simples demais para se qualificar</text:span></text:p>
      <text:p text:style-name="P65"><text:span text:style-name="T44">como um Dever).</text:span></text:p>
      <text:p text:style-name="P65"><text:span text:style-name="T61">Involuntário</text:span><text:span text:style-name="T44">: Alguns personagens podem</text:span></text:p>
      <text:p text:style-name="P65"><text:span text:style-name="T44">ter deveres que representam ameacas</text:span></text:p>
      <text:p text:style-name="P65"><text:span text:style-name="T44">contra eles mesmos ou contra seus</text:span></text:p>
      <text:p text:style-name="P65"><text:span text:style-name="T44">entes queridos, ou deveres impostos pelo</text:span></text:p>
      <text:p text:style-name="P65"><text:span text:style-name="T44">uso de metodos exoticos de controle da</text:span></text:p>
      <text:p text:style-name="P65"><text:span text:style-name="T44">mente, de uma maldicao, etc. Nesse caso,</text:span></text:p>
      <text:p text:style-name="P65"><text:span text:style-name="T44">o perigo nao esta relacionado ao cumprimento</text:span></text:p>
      <text:p text:style-name="P65"><text:span text:style-name="T44">do Dever em si — o perigo e nao</text:span></text:p>
      <text:p text:style-name="P65"><text:span text:style-name="T44">cumprir o Dever! Um Dever pode ser</text:span></text:p>
      <text:p text:style-name="P65"><text:span text:style-name="T44">Involuntario em conjunto com Extremamente</text:span></text:p>
      <text:p text:style-name="P56"><text:span text:style-name="T96">Perigoso ou Inofensivo. </text:span><text:span text:style-name="T89">-5 pontos</text:span><text:span text:style-name="T96">.</text:span></text:p>
      <text:p text:style-name="P56"><text:span text:style-name="T87"/></text:p>
      <text:p text:style-name="P53"><text:span text:style-name="T114">- Sense of Duty</text:span></text:p>
      <text:p text:style-name="P53"><text:span text:style-name="T90">Senso do Dever</text:span><text:span text:style-name="T91"> (B156br)</text:span></text:p>
      <text:p text:style-name="P57"><text:span text:style-name="T115">O personagem sente um dever para</text:span></text:p>
      <text:p text:style-name="P54">com uma determinada classe de pessoas.</text:p>
      <text:p text:style-name="P54">Ele nunca vai trai-las ou abandona-las quando estiverem enfrentando um<text:span text:style-name="T115"> </text:span>problema, nem deixar que sofram ou<text:span text:style-name="T115"> </text:span>passem fome, se puder ajudar. Esta desvantagem<text:span text:style-name="T115"> </text:span>e diferente de um Dever (pag.133) <text:span text:style-name="T88">verdadeiro</text:span>. Um Dever e imposto. O<text:span text:style-name="T115"> </text:span>Senso do Dever vem do coracao.</text:p>
      <text:p text:style-name="P54">Se o personagem for <text:span text:style-name="T88">conhecido </text:span>por<text:span text:style-name="T115"> </text:span>ter um Senso do Dever, a reacao de outras<text:span text:style-name="T115"> </text:span>pessoas em relacao a ele recebe um<text:span text:style-name="T115"> </text:span>bonus de +2 sempre que o Mestre for verificar<text:span text:style-name="T115"> </text:span>se os outros confiam nele numa<text:span text:style-name="T115"> </text:span>situacao de perigo. Contudo, se o personagem<text:span text:style-name="T115"> </text:span>agir contra seu Senso de Dever,</text:p>
      <text:p text:style-name="P54">indo contra os interesses daqueles que</text:p>
      <text:p text:style-name="P54">supostamente deveria proteger, o Mestre</text:p>
      <text:p text:style-name="P53">pode penaliza-lo por ma atuacao.</text:p>
      <text:p text:style-name="P53"/>
      <text:p text:style-name="P52"><text:span text:style-name="T40">Indivíduos </text:span><text:span text:style-name="T1">(o Presidente, seu “braco-</text:span></text:p>
      <text:p text:style-name="P11"><text:span text:style-name="T2">direito”, etc.): </text:span><text:span text:style-name="T33">-2 pontos</text:span><text:span text:style-name="T2">.</text:span></text:p>
      <text:p text:style-name="P11"><text:span text:style-name="T33">Grupo Pequeno </text:span><text:span text:style-name="T2">(ex.: seus amigos</text:span></text:p>
      <text:p text:style-name="P11"><text:span text:style-name="T2">intimos, companheiros de aventura ou</text:span></text:p>
      <text:p text:style-name="P11"><text:span text:style-name="T2">esquadrao): </text:span><text:span text:style-name="T33">-5 pontos</text:span><text:span text:style-name="T2">.</text:span></text:p>
      <text:p text:style-name="P11"><text:span text:style-name="T33">Grupo Grande </text:span><text:span text:style-name="T2">(ex.: uma nacao ou</text:span></text:p>
      <text:p text:style-name="P11"><text:span text:style-name="T2">religiao ou todos aqueles que o personagem</text:span></text:p>
      <text:p text:style-name="P11"><text:span text:style-name="T2">conhece pessoalmente): </text:span><text:span text:style-name="T33">-10</text:span></text:p>
      <text:p text:style-name="P11"><text:span text:style-name="T33">pontos</text:span><text:span text:style-name="T2">.</text:span></text:p>
      <text:p text:style-name="P11"><text:span text:style-name="T33">Uma Raça Inteira </text:span><text:span text:style-name="T2">(toda a humanidade,</text:span></text:p>
      <text:p text:style-name="P11"><text:span text:style-name="T2">todo</text:span><text:span text:style-name="T135">s os elfos, etc.): -15 pontos.</text:span></text:p>
      <text:p text:style-name="P109"><text:span text:style-name="T125">Todos os Seres Vivos: -20 pontos.</text:span></text:p>
      <text:p text:style-name="P42"><text:span text:style-name="T86"/></text:p>
      <text:p text:style-name="P45"><text:span text:style-name="T95">-</text:span><text:span text:style-name="T93"> Lecherousness</text:span></text:p>
      <text:p text:style-name="P40">Luxúria (B148br)</text:p>
      <text:p text:style-name="P110">O personagem sente um desejo incontrolavel</text:p>
      <text:p text:style-name="P102"><text:span text:style-name="T44">por romance. Se tiver qualquer</text:span><text:span text:style-name="T58"> </text:span><text:span text:style-name="T44">contato com um membro atraente do</text:span><text:span text:style-name="T58"> </text:span><text:span text:style-name="T44">sexo oposto, ele deve fazer um teste de</text:span><text:span text:style-name="T58"> </text:span><text:span text:style-name="T44">autocontrole (com uma penalidade de -5</text:span><text:span text:style-name="T58"> </text:span><text:span text:style-name="T44">se a outra pessoa for elegante/bonita ou</text:span></text:p>
      <text:p text:style-name="P102"><text:span text:style-name="T44">-10 se for Muito elegante/Muito bonita).</text:span></text:p>
      <text:p text:style-name="P102"><text:span text:style-name="T44">Um fracasso significa que ele deve tentar</text:span><text:span text:style-name="T58"> </text:span><text:span text:style-name="T44">uma “cantada”, usando todos os artificios</text:span><text:span text:style-name="T58"> </text:span><text:span text:style-name="T44">e pericias que e capaz. Ele tambem</text:span><text:span text:style-name="T58"> </text:span><text:span text:style-name="T44">deve sofrer as consequencias de seus</text:span><text:span text:style-name="T58"> </text:span><text:span text:style-name="T44">atos, bem-sucedidos ou nao — punicao</text:span><text:span text:style-name="T58"> </text:span><text:span text:style-name="T44">fisica, cadeia, doenca transmissivel ou</text:span><text:span text:style-name="T58"> </text:span><text:span text:style-name="T44">(possivelmente) alguem apaixonado.</text:span><text:span text:style-name="T58"> </text:span><text:span text:style-name="T44">A menos que o objeto de sua afeicao</text:span><text:span text:style-name="T58"> </text:span><text:span text:style-name="T44">seja Muito Elegante/Muito Bonito, o personagem</text:span><text:span text:style-name="T58"> </text:span><text:span text:style-name="T44">so precisa de um sucesso por</text:span></text:p>
      <text:p text:style-name="P102"><text:span text:style-name="T44">dia para nao ser forcado a se aproximar.</text:span></text:p>
      <text:p text:style-name="P102"><text:span text:style-name="T44">Se a outra pessoa o rejeitar com firmeza</text:span></text:p>
      <text:p text:style-name="P102"><text:span text:style-name="T44">(ex.: um olho preto ou denuncia por abuso</text:span></text:p>
      <text:p text:style-name="P102"><text:span text:style-name="T44">sexual), o Mestre pode permitir um</text:span><text:span text:style-name="T58"> </text:span><text:span text:style-name="T44">bonus nos proximos testes de autocontrole</text:span><text:span text:style-name="T58"> </text:span><text:span text:style-name="T44">engatilhados pela mesma pessoa.</text:span><text:span text:style-name="T58"> </text:span><text:span text:style-name="T44">Perceba que o personagem deve mudar</text:span><text:span text:style-name="T58"> </text:span><text:span text:style-name="T44">seus padroes de beleza se nao houver</text:span><text:span text:style-name="T58"> </text:span><text:span text:style-name="T44">nenhum membro atraente do sexo</text:span></text:p>
      <text:p text:style-name="P110">oposto disponivel.</text:p>
      <text:p text:style-name="P110"/>
      <text:p text:style-name="P112">-Pacifism</text:p>
      <text:p text:style-name="P108">Pacifismo (B152br)</text:p>
      <text:p text:style-name="P111">"Incapaz de Ferir Inocentes"</text:p>
      <text:p text:style-name="P111">O personagem se opoe a violencia.</text:p>
      <text:p text:style-name="P102"><text:span text:style-name="T44">Essa oposicao pode assumir varias formas.</text:span></text:p>
      <text:p text:style-name="P102"><text:span text:style-name="T61">Incapaz de Ferir Inocentes</text:span><text:span text:style-name="T44">: O personagem</text:span></text:p>
      <text:p text:style-name="P116"><text:span text:style-name="T44">pode lutar livremente ou ate</text:span><text:span text:style-name="T59"> </text:span><text:span text:style-name="T44">mesmo </text:span><text:span text:style-name="T61">começar </text:span><text:span text:style-name="T44">uma briga, mas so</text:span><text:span text:style-name="T59"> </text:span><text:span text:style-name="T44">utiliza forca letal contra inimigos que</text:span><text:span text:style-name="T59"> </text:span><text:span text:style-name="T44">estiverem tentando lhe causar algum</text:span><text:span text:style-name="T59"> </text:span><text:span text:style-name="T44">mal. Se quiserem captura-lo, isso nao</text:span></text:p>
      <text:p text:style-name="P116"><text:span text:style-name="T44">se qualifica a menos que o personagem</text:span><text:span text:style-name="T59"> </text:span><text:span text:style-name="T44">ja se encontre sob pena de morte ou</text:span><text:span text:style-name="T59"> </text:span><text:span text:style-name="T44">siga um Codigo de Honra que exige um</text:span><text:span text:style-name="T59"> </text:span><text:span text:style-name="T44">suicidio caso ele seja aprisionado. Ele</text:span><text:span text:style-name="T59"> </text:span><text:span text:style-name="T44">nunca fara nada que cause, ou ameace</text:span><text:span text:style-name="T59"> </text:span><text:span text:style-name="T44">causar, algum mal a seres inocentes,</text:span></text:p>
      <text:p text:style-name="P116"><text:span text:style-name="T44">principalmente se forem “pessoas</text:span><text:span text:style-name="T59"> </text:span><text:span text:style-name="T44">comuns”. Esta caracteristica e muito</text:span><text:span text:style-name="T59"> </text:span><text:span text:style-name="T44">comum em</text:span><text:span text:style-name="T59"> </text:span><text:span text:style-name="T44">combatentes do crime, personagens</text:span><text:span text:style-name="T59"> </text:span><text:span text:style-name="T69">supers, etc. </text:span><text:span text:style-name="T62">-10 pontos</text:span><text:span text:style-name="T69">.</text:span></text:p>
      <text:p text:style-name="P116"><text:span text:style-name="T69"/></text:p>
      <text:p text:style-name="P98"><text:span text:style-name="T44">-Imaginative </text:span></text:p>
      <text:p text:style-name="P96"><text:span text:style-name="T44">Criativo (B163br)</text:span></text:p>
      <text:p text:style-name="P103"><text:span text:style-name="T60">O personagem vive cheio de ideias e </text:span><text:span text:style-name="T44">esta mais do que disposto a compartilha-las. E claro que elas podem nao ser tao</text:span><text:span text:style-name="T60"> boas assim...</text:span></text:p>
      <text:p text:style-name="P103"><text:span text:style-name="T60"/></text:p>
      <text:p text:style-name="P98"><text:soft-page-break/><text:span text:style-name="T44">-Congenial</text:span></text:p>
      <text:p text:style-name="P96"><text:span text:style-name="T44">Simpático (B164br)</text:span></text:p>
      <text:p text:style-name="P103"><text:span text:style-name="T60">Esta e uma versao suavizada de</text:span><text:span text:style-name="T44">Amigavel (pag. 122). O personagem</text:span><text:span text:style-name="T60"> </text:span><text:span text:style-name="T44">gosta de ter companhia e trabalha</text:span><text:span text:style-name="T60"> </text:span><text:span text:style-name="T44">muito bem em grupo. Ele sempre</text:span></text:p>
      <text:p text:style-name="P102"><text:span text:style-name="T44">prefere uma acao em grupo a uma</text:span><text:span text:style-name="T60"> acao solitaria.</text:span></text:p>
      <text:p text:style-name="P111"/>
      <text:p text:style-name="P40"/>
      <text:p text:style-name="P42"><text:span text:style-name="T86"/></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Arial" svg:font-family="Arial" style:font-family-generic="roman" style:font-pitch="variable"/>
    <style:font-face style:name="Calluna-Regular1" svg:font-family="Calluna-Regular" style:font-family-generic="roman" style:font-pitch="variable"/>
    <style:font-face style:name="Calluna-Regular" svg:font-family="Calluna-Regular" style:font-adornments="Bold" style:font-family-generic="roman" style:font-pitch="variable"/>
    <style:font-face style:name="GoudyTextMTStd" svg:font-family="GoudyTextMTStd"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ore-Pandemonia" svg:font-family="Lore-Pandemonia" style:font-family-generic="roman" style:font-pitch="variable"/>
    <style:font-face style:name="Lore-Pandemonia-SC700" svg:font-family="Lore-Pandemonia-SC700" style:font-family-generic="roman" style:font-pitch="variable"/>
    <style:font-face style:name="MediciText" svg:font-family="MediciText" style:font-family-generic="roman" style:font-pitch="variable"/>
    <style:font-face style:name="NewAsterLTStd" svg:font-family="NewAsterLTStd" style:font-family-generic="roman" style:font-pitch="variable"/>
    <style:font-face style:name="NewAsterLTStd-Bold" svg:font-family="NewAsterLTStd-Bold" style:font-family-generic="roman" style:font-pitch="variable"/>
    <style:font-face style:name="NewAsterLTStd-BoldIt" svg:font-family="NewAsterLTStd-BoldIt" style:font-family-generic="roman" style:font-pitch="variable"/>
    <style:font-face style:name="NewAsterLTStd-It" svg:font-family="NewAsterLTStd-It"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zxx" fo:country="none" style:letter-kerning="true" style:font-name-asian="NSimSun" style:font-size-asian="10.5pt" style:language-asian="zxx" style:country-asian="none" style:font-name-complex="Lucida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zxx" fo:country="none" style:letter-kerning="true" style:font-name-asian="NSimSun" style:font-size-asian="10.5pt" style:language-asian="zxx" style:country-asian="none" style:font-name-complex="Lucida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officeooo:rsid="001bb8f1" officeooo:paragraph-rsid="001bb8f1"/>
    </style:style>
    <style:style style:name="MT1" style:family="text">
      <style:text-properties fo:color="#b2b2b2" loext:opacity="100%"/>
    </style:style>
    <style:style style:name="MT2" style:family="text">
      <style:text-properties officeooo:rsid="0022a6bb"/>
    </style:style>
    <style:page-layout style:name="Mpm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4" fo:column-gap="0.497cm">
          <style:column style:rel-width="3571*" fo:start-indent="0cm" fo:end-indent="0.249cm"/>
          <style:column style:rel-width="3713*" fo:start-indent="0.249cm" fo:end-indent="0.249cm"/>
          <style:column style:rel-width="3713*" fo:start-indent="0.249cm" fo:end-indent="0.249cm"/>
          <style:column style:rel-width="3573*" fo:start-indent="0.2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text:span text:style-name="MT1">Detalhes da ficha - Antonius de Jerbiton <text:s text:c="2"/></text:span><text:s text:c="78"/><text:span text:style-name="MT2"><text:tab/><text:tab/><text:tab/><text:tab/><text:tab/><text:tab/><text:tab/></text:span> <text:s text:c="6"/><text:page-number text:select-page="current">8</text:page-number><text:s/>/ <text:page-count>8</text:page-count></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12T20:52:06.044000000</meta:creation-date>
    <dc:date>2021-07-13T06:03:05.099000000</dc:date>
    <meta:editing-duration>PT5H11M18S</meta:editing-duration>
    <meta:editing-cycles>43</meta:editing-cycles>
    <meta:generator>LibreOffice/7.1.4.2$Windows_X86_64 LibreOffice_project/a529a4fab45b75fefc5b6226684193eb000654f6</meta:generator>
    <meta:document-statistic meta:table-count="0" meta:image-count="0" meta:object-count="0" meta:page-count="8" meta:paragraph-count="307" meta:word-count="5003" meta:character-count="30325" meta:non-whitespace-character-count="25514"/>
  </office:meta>
</office:document-meta>
</file>